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0.8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84.95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30.56pt" fo:break-before="auto" style:use-optimal-row-height="tru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22.51pt" fo:break-before="auto" style:use-optimal-row-height="false"/>
    </style:style>
    <style:style style:name="ta1" style:family="table" style:master-page-name="PageStyle_5f_Data_20_Fig3">
      <style:table-properties table:display="true" style:writing-mode="lr-tb"/>
    </style:style>
    <style:style style:name="ta2" style:family="table" style:master-page-name="PageStyle_5f_Fig_20_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ffffff" style:rotation-align="none"/>
    </style:style>
    <style:style style:name="ce14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Hyperlink_20_2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rotation-align="none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Normal_20_2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20_2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20_2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3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20_2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Hyperlink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vertical-align="top" draw:auto-grow-height="false" draw:fit-to-size="false" style:shrink-to-fit="false" fo:min-height="0pt" fo:min-width="0pt" fo:padding-top="3.54pt" fo:padding-bottom="3.54pt" fo:padding-left="7.09pt" fo:padding-right="7.09pt" fo:wrap-option="no-wrap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style:paragraph-properties fo:margin-top="0pt" fo:margin-bottom="0pt" fo:line-height="100%"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90278e" style:text-line-through-style="none" style:text-line-through-type="none" style:text-position="0% 100%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c893c7" style:text-line-through-style="none" style:text-line-through-type="none" style:text-position="0% 100%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c2cd9d" style:text-line-through-style="none" style:text-line-through-type="none" style:text-position="0% 100%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859a3b" style:text-line-through-style="none" style:text-line-through-type="none" style:text-position="0% 100%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Fig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string" calcext:value-type="string" table:number-columns-spanned="8" table:number-rows-spanned="1">
            <text:p>Figure 3: Movements to/from the rest of the UK and overseas, 1994 to 2014</text:p>
          </table:table-cell>
          <table:covered-table-cell table:number-columns-repeated="7" table:style-name="ce1"/>
          <table:table-cell table:style-name="Default"/>
          <table:table-cell table:style-name="ce29" table:number-columns-spanned="2" table:number-rows-spanned="1"/>
          <table:covered-table-cell table:style-name="ce29"/>
          <table:table-cell table:number-columns-repeated="1013"/>
        </table:table-row>
        <table:table-row table:style-name="ro2">
          <table:table-cell table:number-columns-repeated="4"/>
          <table:table-cell table:style-name="ce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Year to 30 June</text:p>
          </table:table-cell>
          <table:table-cell table:style-name="ce3" office:value-type="string" calcext:value-type="string">
            <text:p>In from the rest of the UK</text:p>
          </table:table-cell>
          <table:table-cell table:style-name="ce3" office:value-type="string" calcext:value-type="string">
            <text:p>Out to the rest of the UK </text:p>
          </table:table-cell>
          <table:table-cell table:style-name="ce3" office:value-type="string" calcext:value-type="string">
            <text:p>In from overseas</text:p>
          </table:table-cell>
          <table:table-cell table:style-name="ce3" office:value-type="string" calcext:value-type="string">
            <text:p>Out to overseas</text:p>
          </table:table-cell>
          <table:table-cell table:style-name="ce3" office:value-type="string" calcext:value-type="string">
            <text:p>In from the rest of the UK</text:p>
          </table:table-cell>
          <table:table-cell table:style-name="ce3" office:value-type="string" calcext:value-type="string">
            <text:p>Out to the rest of the UK </text:p>
          </table:table-cell>
          <table:table-cell table:style-name="ce3" office:value-type="string" calcext:value-type="string">
            <text:p>In from overseas</text:p>
          </table:table-cell>
          <table:table-cell table:style-name="ce3" office:value-type="string" calcext:value-type="string">
            <text:p>Out to oversea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3-1994</text:p>
          </table:table-cell>
          <table:table-cell table:style-name="ce10" office:value-type="float" office:value="54500" calcext:value-type="float">
            <text:p>54,500</text:p>
          </table:table-cell>
          <table:table-cell table:style-name="ce10" office:value-type="float" office:value="47300" calcext:value-type="float">
            <text:p>47,300</text:p>
          </table:table-cell>
          <table:table-cell table:style-name="ce13" office:value-type="float" office:value="16000" calcext:value-type="float">
            <text:p>16,000</text:p>
          </table:table-cell>
          <table:table-cell table:style-name="ce10" office:value-type="float" office:value="17000" calcext:value-type="float">
            <text:p>17,000</text:p>
          </table:table-cell>
          <table:table-cell table:style-name="ce13" table:formula="of:=[.B4]" office:value-type="float" office:value="54500" calcext:value-type="float">
            <text:p>54,500</text:p>
          </table:table-cell>
          <table:table-cell table:style-name="ce13" table:formula="of:=-[.C4]" office:value-type="float" office:value="-47300" calcext:value-type="float">
            <text:p>-47,300</text:p>
          </table:table-cell>
          <table:table-cell table:style-name="ce13" table:formula="of:=[.D4]" office:value-type="float" office:value="16000" calcext:value-type="float">
            <text:p>16,000</text:p>
          </table:table-cell>
          <table:table-cell table:style-name="ce13" table:formula="of:=-[.E4]" office:value-type="float" office:value="-17000" calcext:value-type="float">
            <text:p>-17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4-1995</text:p>
          </table:table-cell>
          <table:table-cell table:style-name="ce10" office:value-type="float" office:value="50700" calcext:value-type="float">
            <text:p>50,700</text:p>
          </table:table-cell>
          <table:table-cell table:style-name="ce10" office:value-type="float" office:value="51000" calcext:value-type="float">
            <text:p>51,000</text:p>
          </table:table-cell>
          <table:table-cell table:style-name="ce13" office:value-type="float" office:value="17000" calcext:value-type="float">
            <text:p>17,000</text:p>
          </table:table-cell>
          <table:table-cell table:style-name="ce10" office:value-type="float" office:value="20000" calcext:value-type="float">
            <text:p>20,000</text:p>
          </table:table-cell>
          <table:table-cell table:style-name="ce13" table:formula="of:=[.B5]" office:value-type="float" office:value="50700" calcext:value-type="float">
            <text:p>50,700</text:p>
          </table:table-cell>
          <table:table-cell table:style-name="ce13" table:formula="of:=-[.C5]" office:value-type="float" office:value="-51000" calcext:value-type="float">
            <text:p>-51,000</text:p>
          </table:table-cell>
          <table:table-cell table:style-name="ce13" table:formula="of:=[.D5]" office:value-type="float" office:value="17000" calcext:value-type="float">
            <text:p>17,000</text:p>
          </table:table-cell>
          <table:table-cell table:style-name="ce13" table:formula="of:=-[.E5]" office:value-type="float" office:value="-20000" calcext:value-type="float">
            <text:p>-20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5-1996</text:p>
          </table:table-cell>
          <table:table-cell table:style-name="ce10" office:value-type="float" office:value="47900" calcext:value-type="float">
            <text:p>47,900</text:p>
          </table:table-cell>
          <table:table-cell table:style-name="ce10" office:value-type="float" office:value="53100" calcext:value-type="float">
            <text:p>53,100</text:p>
          </table:table-cell>
          <table:table-cell table:style-name="ce13" office:value-type="float" office:value="12000" calcext:value-type="float">
            <text:p>12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3" table:formula="of:=[.B6]" office:value-type="float" office:value="47900" calcext:value-type="float">
            <text:p>47,900</text:p>
          </table:table-cell>
          <table:table-cell table:style-name="ce13" table:formula="of:=-[.C6]" office:value-type="float" office:value="-53100" calcext:value-type="float">
            <text:p>-53,100</text:p>
          </table:table-cell>
          <table:table-cell table:style-name="ce13" table:formula="of:=[.D6]" office:value-type="float" office:value="12000" calcext:value-type="float">
            <text:p>12,000</text:p>
          </table:table-cell>
          <table:table-cell table:style-name="ce13" table:formula="of:=-[.E6]" office:value-type="float" office:value="-16000" calcext:value-type="float">
            <text:p>-16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6-1997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54100" calcext:value-type="float">
            <text:p>54,100</text:p>
          </table:table-cell>
          <table:table-cell table:style-name="ce13" office:value-type="float" office:value="16000" calcext:value-type="float">
            <text:p>16,000</text:p>
          </table:table-cell>
          <table:table-cell table:style-name="ce10" office:value-type="float" office:value="22000" calcext:value-type="float">
            <text:p>22,000</text:p>
          </table:table-cell>
          <table:table-cell table:style-name="ce13" table:formula="of:=[.B7]" office:value-type="float" office:value="49500" calcext:value-type="float">
            <text:p>49,500</text:p>
          </table:table-cell>
          <table:table-cell table:style-name="ce13" table:formula="of:=-[.C7]" office:value-type="float" office:value="-54100" calcext:value-type="float">
            <text:p>-54,100</text:p>
          </table:table-cell>
          <table:table-cell table:style-name="ce13" table:formula="of:=[.D7]" office:value-type="float" office:value="16000" calcext:value-type="float">
            <text:p>16,000</text:p>
          </table:table-cell>
          <table:table-cell table:style-name="ce13" table:formula="of:=-[.E7]" office:value-type="float" office:value="-22000" calcext:value-type="float">
            <text:p>-22,000</text:p>
          </table:table-cell>
          <table:table-cell>
            <draw:frame table:end-cell-address="'Data Fig3'.S27" table:end-x="26.19pt" table:end-y="5.16pt" draw:z-index="0" draw:style-name="gr1" draw:text-style-name="P1" svg:width="486.68pt" svg:height="254.86pt" svg:x="1.53pt" svg:y="5.47pt">
              <draw:object draw:notify-on-update-of-ranges="'Data Fig3'.A4:'Data Fig3'.A24 'Data Fig3'.G3:'Data Fig3'.G3 'Data Fig3'.G4:'Data Fig3'.G24 'Data Fig3'.I3:'Data Fig3'.I3 'Data Fig3'.I4:'Data Fig3'.I24 'Data Fig3'.F3:'Data Fig3'.F3 'Data Fig3'.F4:'Data Fig3'.F24 'Data Fig3'.H3:'Data Fig3'.H3 'Data Fig3'.H4:'Data Fig3'.H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1997-1998</text:p>
          </table:table-cell>
          <table:table-cell table:style-name="ce10" office:value-type="float" office:value="54600" calcext:value-type="float">
            <text:p>54,600</text:p>
          </table:table-cell>
          <table:table-cell table:style-name="ce10" office:value-type="float" office:value="53400" calcext:value-type="float">
            <text:p>53,400</text:p>
          </table:table-cell>
          <table:table-cell table:style-name="ce13" office:value-type="float" office:value="17000" calcext:value-type="float">
            <text:p>17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3" table:formula="of:=[.B8]" office:value-type="float" office:value="54600" calcext:value-type="float">
            <text:p>54,600</text:p>
          </table:table-cell>
          <table:table-cell table:style-name="ce13" table:formula="of:=-[.C8]" office:value-type="float" office:value="-53400" calcext:value-type="float">
            <text:p>-53,400</text:p>
          </table:table-cell>
          <table:table-cell table:style-name="ce13" table:formula="of:=[.D8]" office:value-type="float" office:value="17000" calcext:value-type="float">
            <text:p>17,000</text:p>
          </table:table-cell>
          <table:table-cell table:style-name="ce13" table:formula="of:=-[.E8]" office:value-type="float" office:value="-26000" calcext:value-type="float">
            <text:p>-26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8-1999</text:p>
          </table:table-cell>
          <table:table-cell table:style-name="ce10" office:value-type="float" office:value="50400" calcext:value-type="float">
            <text:p>50,400</text:p>
          </table:table-cell>
          <table:table-cell table:style-name="ce10" office:value-type="float" office:value="53500" calcext:value-type="float">
            <text:p>53,500</text:p>
          </table:table-cell>
          <table:table-cell table:style-name="ce13" office:value-type="float" office:value="21000" calcext:value-type="float">
            <text:p>21,000</text:p>
          </table:table-cell>
          <table:table-cell table:style-name="ce10" office:value-type="float" office:value="20000" calcext:value-type="float">
            <text:p>20,000</text:p>
          </table:table-cell>
          <table:table-cell table:style-name="ce13" table:formula="of:=[.B9]" office:value-type="float" office:value="50400" calcext:value-type="float">
            <text:p>50,400</text:p>
          </table:table-cell>
          <table:table-cell table:style-name="ce13" table:formula="of:=-[.C9]" office:value-type="float" office:value="-53500" calcext:value-type="float">
            <text:p>-53,500</text:p>
          </table:table-cell>
          <table:table-cell table:style-name="ce13" table:formula="of:=[.D9]" office:value-type="float" office:value="21000" calcext:value-type="float">
            <text:p>21,000</text:p>
          </table:table-cell>
          <table:table-cell table:style-name="ce13" table:formula="of:=-[.E9]" office:value-type="float" office:value="-20000" calcext:value-type="float">
            <text:p>-20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9-2000</text:p>
          </table:table-cell>
          <table:table-cell table:style-name="ce10" office:value-type="float" office:value="48700" calcext:value-type="float">
            <text:p>48,700</text:p>
          </table:table-cell>
          <table:table-cell table:style-name="ce10" office:value-type="float" office:value="55400" calcext:value-type="float">
            <text:p>55,400</text:p>
          </table:table-cell>
          <table:table-cell table:style-name="ce13" office:value-type="float" office:value="27000" calcext:value-type="float">
            <text:p>27,0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3" table:formula="of:=[.B10]" office:value-type="float" office:value="48700" calcext:value-type="float">
            <text:p>48,700</text:p>
          </table:table-cell>
          <table:table-cell table:style-name="ce13" table:formula="of:=-[.C10]" office:value-type="float" office:value="-55400" calcext:value-type="float">
            <text:p>-55,400</text:p>
          </table:table-cell>
          <table:table-cell table:style-name="ce13" table:formula="of:=[.D10]" office:value-type="float" office:value="27000" calcext:value-type="float">
            <text:p>27,000</text:p>
          </table:table-cell>
          <table:table-cell table:style-name="ce13" table:formula="of:=-[.E10]" office:value-type="float" office:value="-15000" calcext:value-type="float">
            <text:p>-15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0-2001</text:p>
          </table:table-cell>
          <table:table-cell table:style-name="ce10" office:value-type="float" office:value="54900" calcext:value-type="float">
            <text:p>54,900</text:p>
          </table:table-cell>
          <table:table-cell table:style-name="ce10" office:value-type="float" office:value="51500" calcext:value-type="float">
            <text:p>51,500</text:p>
          </table:table-cell>
          <table:table-cell table:style-name="ce13" office:value-type="float" office:value="30000" calcext:value-type="float">
            <text:p>30,000</text:p>
          </table:table-cell>
          <table:table-cell table:style-name="ce10" office:value-type="float" office:value="22000" calcext:value-type="float">
            <text:p>22,000</text:p>
          </table:table-cell>
          <table:table-cell table:style-name="ce13" table:formula="of:=[.B11]" office:value-type="float" office:value="54900" calcext:value-type="float">
            <text:p>54,900</text:p>
          </table:table-cell>
          <table:table-cell table:style-name="ce13" table:formula="of:=-[.C11]" office:value-type="float" office:value="-51500" calcext:value-type="float">
            <text:p>-51,500</text:p>
          </table:table-cell>
          <table:table-cell table:style-name="ce13" table:formula="of:=[.D11]" office:value-type="float" office:value="30000" calcext:value-type="float">
            <text:p>30,000</text:p>
          </table:table-cell>
          <table:table-cell table:style-name="ce13" table:formula="of:=-[.E11]" office:value-type="float" office:value="-22000" calcext:value-type="float">
            <text:p>-22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1-2002</text:p>
          </table:table-cell>
          <table:table-cell table:style-name="ce10" office:value-type="float" office:value="54400" calcext:value-type="float">
            <text:p>54,400</text:p>
          </table:table-cell>
          <table:table-cell table:style-name="ce10" office:value-type="float" office:value="49700" calcext:value-type="float">
            <text:p>49,700</text:p>
          </table:table-cell>
          <table:table-cell table:style-name="ce13" office:value-type="float" office:value="27800" calcext:value-type="float">
            <text:p>27,800</text:p>
          </table:table-cell>
          <table:table-cell table:style-name="ce10" office:value-type="float" office:value="26200" calcext:value-type="float">
            <text:p>26,200</text:p>
          </table:table-cell>
          <table:table-cell table:style-name="ce13" table:formula="of:=[.B12]" office:value-type="float" office:value="54400" calcext:value-type="float">
            <text:p>54,400</text:p>
          </table:table-cell>
          <table:table-cell table:style-name="ce13" table:formula="of:=-[.C12]" office:value-type="float" office:value="-49700" calcext:value-type="float">
            <text:p>-49,700</text:p>
          </table:table-cell>
          <table:table-cell table:style-name="ce13" table:formula="of:=[.D12]" office:value-type="float" office:value="27800" calcext:value-type="float">
            <text:p>27,800</text:p>
          </table:table-cell>
          <table:table-cell table:style-name="ce13" table:formula="of:=-[.E12]" office:value-type="float" office:value="-26200" calcext:value-type="float">
            <text:p>-26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2-2003</text:p>
          </table:table-cell>
          <table:table-cell table:style-name="ce10" office:value-type="float" office:value="54300" calcext:value-type="float">
            <text:p>54,300</text:p>
          </table:table-cell>
          <table:table-cell table:style-name="ce10" office:value-type="float" office:value="47300" calcext:value-type="float">
            <text:p>47,300</text:p>
          </table:table-cell>
          <table:table-cell table:style-name="ce13" office:value-type="float" office:value="25500" calcext:value-type="float">
            <text:p>25,500</text:p>
          </table:table-cell>
          <table:table-cell table:style-name="ce10" office:value-type="float" office:value="26900" calcext:value-type="float">
            <text:p>26,900</text:p>
          </table:table-cell>
          <table:table-cell table:style-name="ce13" table:formula="of:=[.B13]" office:value-type="float" office:value="54300" calcext:value-type="float">
            <text:p>54,300</text:p>
          </table:table-cell>
          <table:table-cell table:style-name="ce13" table:formula="of:=-[.C13]" office:value-type="float" office:value="-47300" calcext:value-type="float">
            <text:p>-47,300</text:p>
          </table:table-cell>
          <table:table-cell table:style-name="ce13" table:formula="of:=[.D13]" office:value-type="float" office:value="25500" calcext:value-type="float">
            <text:p>25,500</text:p>
          </table:table-cell>
          <table:table-cell table:style-name="ce13" table:formula="of:=-[.E13]" office:value-type="float" office:value="-26900" calcext:value-type="float">
            <text:p>-26,9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3-2004</text:p>
          </table:table-cell>
          <table:table-cell table:style-name="ce10" office:value-type="float" office:value="61900" calcext:value-type="float">
            <text:p>61,900</text:p>
          </table:table-cell>
          <table:table-cell table:style-name="ce10" office:value-type="float" office:value="46400" calcext:value-type="float">
            <text:p>46,400</text:p>
          </table:table-cell>
          <table:table-cell table:style-name="ce13" office:value-type="float" office:value="28500" calcext:value-type="float">
            <text:p>28,500</text:p>
          </table:table-cell>
          <table:table-cell table:style-name="ce10" office:value-type="float" office:value="25400" calcext:value-type="float">
            <text:p>25,400</text:p>
          </table:table-cell>
          <table:table-cell table:style-name="ce13" table:formula="of:=[.B14]" office:value-type="float" office:value="61900" calcext:value-type="float">
            <text:p>61,900</text:p>
          </table:table-cell>
          <table:table-cell table:style-name="ce13" table:formula="of:=-[.C14]" office:value-type="float" office:value="-46400" calcext:value-type="float">
            <text:p>-46,400</text:p>
          </table:table-cell>
          <table:table-cell table:style-name="ce13" table:formula="of:=[.D14]" office:value-type="float" office:value="28500" calcext:value-type="float">
            <text:p>28,500</text:p>
          </table:table-cell>
          <table:table-cell table:style-name="ce13" table:formula="of:=-[.E14]" office:value-type="float" office:value="-25400" calcext:value-type="float">
            <text:p>-25,4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4-2005</text:p>
          </table:table-cell>
          <table:table-cell table:style-name="ce10" office:value-type="float" office:value="57300" calcext:value-type="float">
            <text:p>57,300</text:p>
          </table:table-cell>
          <table:table-cell table:style-name="ce10" office:value-type="float" office:value="44800" calcext:value-type="float">
            <text:p>44,800</text:p>
          </table:table-cell>
          <table:table-cell table:style-name="ce13" office:value-type="float" office:value="41800" calcext:value-type="float">
            <text:p>41,800</text:p>
          </table:table-cell>
          <table:table-cell table:style-name="ce10" office:value-type="float" office:value="29000" calcext:value-type="float">
            <text:p>29,000</text:p>
          </table:table-cell>
          <table:table-cell table:style-name="ce13" table:formula="of:=[.B15]" office:value-type="float" office:value="57300" calcext:value-type="float">
            <text:p>57,300</text:p>
          </table:table-cell>
          <table:table-cell table:style-name="ce13" table:formula="of:=-[.C15]" office:value-type="float" office:value="-44800" calcext:value-type="float">
            <text:p>-44,800</text:p>
          </table:table-cell>
          <table:table-cell table:style-name="ce13" table:formula="of:=[.D15]" office:value-type="float" office:value="41800" calcext:value-type="float">
            <text:p>41,800</text:p>
          </table:table-cell>
          <table:table-cell table:style-name="ce13" table:formula="of:=-[.E15]" office:value-type="float" office:value="-29000" calcext:value-type="float">
            <text:p>-29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5-2006</text:p>
          </table:table-cell>
          <table:table-cell table:style-name="ce10" office:value-type="float" office:value="53300" calcext:value-type="float">
            <text:p>53,300</text:p>
          </table:table-cell>
          <table:table-cell table:style-name="ce10" office:value-type="float" office:value="44400" calcext:value-type="float">
            <text:p>44,400</text:p>
          </table:table-cell>
          <table:table-cell table:style-name="ce13" office:value-type="float" office:value="41300" calcext:value-type="float">
            <text:p>41,300</text:p>
          </table:table-cell>
          <table:table-cell table:style-name="ce10" office:value-type="float" office:value="31400" calcext:value-type="float">
            <text:p>31,400</text:p>
          </table:table-cell>
          <table:table-cell table:style-name="ce13" table:formula="of:=[.B16]" office:value-type="float" office:value="53300" calcext:value-type="float">
            <text:p>53,300</text:p>
          </table:table-cell>
          <table:table-cell table:style-name="ce13" table:formula="of:=-[.C16]" office:value-type="float" office:value="-44400" calcext:value-type="float">
            <text:p>-44,400</text:p>
          </table:table-cell>
          <table:table-cell table:style-name="ce13" table:formula="of:=[.D16]" office:value-type="float" office:value="41300" calcext:value-type="float">
            <text:p>41,300</text:p>
          </table:table-cell>
          <table:table-cell table:style-name="ce13" table:formula="of:=-[.E16]" office:value-type="float" office:value="-31400" calcext:value-type="float">
            <text:p>-31,4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6-2007</text:p>
          </table:table-cell>
          <table:table-cell table:style-name="ce10" office:value-type="float" office:value="51500" calcext:value-type="float">
            <text:p>51,500</text:p>
          </table:table-cell>
          <table:table-cell table:style-name="ce10" office:value-type="float" office:value="42700" calcext:value-type="float">
            <text:p>42,700</text:p>
          </table:table-cell>
          <table:table-cell table:style-name="ce13" office:value-type="float" office:value="45100" calcext:value-type="float">
            <text:p>45,100</text:p>
          </table:table-cell>
          <table:table-cell table:style-name="ce10" office:value-type="float" office:value="20900" calcext:value-type="float">
            <text:p>20,900</text:p>
          </table:table-cell>
          <table:table-cell table:style-name="ce13" table:formula="of:=[.B17]" office:value-type="float" office:value="51500" calcext:value-type="float">
            <text:p>51,500</text:p>
          </table:table-cell>
          <table:table-cell table:style-name="ce13" table:formula="of:=-[.C17]" office:value-type="float" office:value="-42700" calcext:value-type="float">
            <text:p>-42,700</text:p>
          </table:table-cell>
          <table:table-cell table:style-name="ce13" table:formula="of:=[.D17]" office:value-type="float" office:value="45100" calcext:value-type="float">
            <text:p>45,100</text:p>
          </table:table-cell>
          <table:table-cell table:style-name="ce13" table:formula="of:=-[.E17]" office:value-type="float" office:value="-20900" calcext:value-type="float">
            <text:p>-20,9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7-2008</text:p>
          </table:table-cell>
          <table:table-cell table:style-name="ce10" office:value-type="float" office:value="53300" calcext:value-type="float">
            <text:p>53,300</text:p>
          </table:table-cell>
          <table:table-cell table:style-name="ce10" office:value-type="float" office:value="41800" calcext:value-type="float">
            <text:p>41,800</text:p>
          </table:table-cell>
          <table:table-cell table:style-name="ce13" office:value-type="float" office:value="45200" calcext:value-type="float">
            <text:p>45,200</text:p>
          </table:table-cell>
          <table:table-cell table:style-name="ce10" office:value-type="float" office:value="30300" calcext:value-type="float">
            <text:p>30,300</text:p>
          </table:table-cell>
          <table:table-cell table:style-name="ce13" table:formula="of:=[.B18]" office:value-type="float" office:value="53300" calcext:value-type="float">
            <text:p>53,300</text:p>
          </table:table-cell>
          <table:table-cell table:style-name="ce13" table:formula="of:=-[.C18]" office:value-type="float" office:value="-41800" calcext:value-type="float">
            <text:p>-41,800</text:p>
          </table:table-cell>
          <table:table-cell table:style-name="ce13" table:formula="of:=[.D18]" office:value-type="float" office:value="45200" calcext:value-type="float">
            <text:p>45,200</text:p>
          </table:table-cell>
          <table:table-cell table:style-name="ce13" table:formula="of:=-[.E18]" office:value-type="float" office:value="-30300" calcext:value-type="float">
            <text:p>-30,3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8-2009</text:p>
          </table:table-cell>
          <table:table-cell table:style-name="ce10" office:value-type="float" office:value="45400" calcext:value-type="float">
            <text:p>45,400</text:p>
          </table:table-cell>
          <table:table-cell table:style-name="ce10" office:value-type="float" office:value="41300" calcext:value-type="float">
            <text:p>41,300</text:p>
          </table:table-cell>
          <table:table-cell table:style-name="ce13" office:value-type="float" office:value="45100" calcext:value-type="float">
            <text:p>45,100</text:p>
          </table:table-cell>
          <table:table-cell table:style-name="ce10" office:value-type="float" office:value="24800" calcext:value-type="float">
            <text:p>24,800</text:p>
          </table:table-cell>
          <table:table-cell table:style-name="ce13" table:formula="of:=[.B19]" office:value-type="float" office:value="45400" calcext:value-type="float">
            <text:p>45,400</text:p>
          </table:table-cell>
          <table:table-cell table:style-name="ce13" table:formula="of:=-[.C19]" office:value-type="float" office:value="-41300" calcext:value-type="float">
            <text:p>-41,300</text:p>
          </table:table-cell>
          <table:table-cell table:style-name="ce13" table:formula="of:=[.D19]" office:value-type="float" office:value="45100" calcext:value-type="float">
            <text:p>45,100</text:p>
          </table:table-cell>
          <table:table-cell table:style-name="ce13" table:formula="of:=-[.E19]" office:value-type="float" office:value="-24800" calcext:value-type="float">
            <text:p>-24,8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9-201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1700" calcext:value-type="float">
            <text:p>41,700</text:p>
          </table:table-cell>
          <table:table-cell table:style-name="ce13" office:value-type="float" office:value="47400" calcext:value-type="float">
            <text:p>47,400</text:p>
          </table:table-cell>
          <table:table-cell table:style-name="ce10" office:value-type="float" office:value="24600" calcext:value-type="float">
            <text:p>24,600</text:p>
          </table:table-cell>
          <table:table-cell table:style-name="ce13" table:formula="of:=[.B20]" office:value-type="float" office:value="45000" calcext:value-type="float">
            <text:p>45,000</text:p>
          </table:table-cell>
          <table:table-cell table:style-name="ce13" table:formula="of:=-[.C20]" office:value-type="float" office:value="-41700" calcext:value-type="float">
            <text:p>-41,700</text:p>
          </table:table-cell>
          <table:table-cell table:style-name="ce13" table:formula="of:=[.D20]" office:value-type="float" office:value="47400" calcext:value-type="float">
            <text:p>47,400</text:p>
          </table:table-cell>
          <table:table-cell table:style-name="ce13" table:formula="of:=-[.E20]" office:value-type="float" office:value="-24600" calcext:value-type="float">
            <text:p>-24,6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0-2011</text:p>
          </table:table-cell>
          <table:table-cell table:style-name="ce10" office:value-type="float" office:value="43700" calcext:value-type="float">
            <text:p>43,700</text:p>
          </table:table-cell>
          <table:table-cell table:style-name="ce10" office:value-type="float" office:value="40800" calcext:value-type="float">
            <text:p>40,800</text:p>
          </table:table-cell>
          <table:table-cell table:style-name="ce13" office:value-type="float" office:value="44200" calcext:value-type="float">
            <text:p>44,200</text:p>
          </table:table-cell>
          <table:table-cell table:style-name="ce10" office:value-type="float" office:value="16900" calcext:value-type="float">
            <text:p>16,900</text:p>
          </table:table-cell>
          <table:table-cell table:style-name="ce13" table:formula="of:=[.B21]" office:value-type="float" office:value="43700" calcext:value-type="float">
            <text:p>43,700</text:p>
          </table:table-cell>
          <table:table-cell table:style-name="ce13" table:formula="of:=-[.C21]" office:value-type="float" office:value="-40800" calcext:value-type="float">
            <text:p>-40,800</text:p>
          </table:table-cell>
          <table:table-cell table:style-name="ce13" table:formula="of:=[.D21]" office:value-type="float" office:value="44200" calcext:value-type="float">
            <text:p>44,200</text:p>
          </table:table-cell>
          <table:table-cell table:style-name="ce13" table:formula="of:=-[.E21]" office:value-type="float" office:value="-16900" calcext:value-type="float">
            <text:p>-16,9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1-2012</text:p>
          </table:table-cell>
          <table:table-cell table:style-name="ce10" office:value-type="float" office:value="45100" calcext:value-type="float">
            <text:p>45,100</text:p>
          </table:table-cell>
          <table:table-cell table:style-name="ce10" office:value-type="float" office:value="42100" calcext:value-type="float">
            <text:p>42,100</text:p>
          </table:table-cell>
          <table:table-cell table:style-name="ce13" office:value-type="float" office:value="35900" calcext:value-type="float">
            <text:p>35,900</text:p>
          </table:table-cell>
          <table:table-cell table:style-name="ce10" office:value-type="float" office:value="26200" calcext:value-type="float">
            <text:p>26,200</text:p>
          </table:table-cell>
          <table:table-cell table:style-name="ce13" table:formula="of:=[.B22]" office:value-type="float" office:value="45100" calcext:value-type="float">
            <text:p>45,100</text:p>
          </table:table-cell>
          <table:table-cell table:style-name="ce13" table:formula="of:=-[.C22]" office:value-type="float" office:value="-42100" calcext:value-type="float">
            <text:p>-42,100</text:p>
          </table:table-cell>
          <table:table-cell table:style-name="ce13" table:formula="of:=[.D22]" office:value-type="float" office:value="35900" calcext:value-type="float">
            <text:p>35,900</text:p>
          </table:table-cell>
          <table:table-cell table:style-name="ce13" table:formula="of:=-[.E22]" office:value-type="float" office:value="-26200" calcext:value-type="float">
            <text:p>-26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2-2013</text:p>
          </table:table-cell>
          <table:table-cell table:style-name="ce10" office:value-type="float" office:value="47700" calcext:value-type="float">
            <text:p>47,700</text:p>
          </table:table-cell>
          <table:table-cell table:style-name="ce10" office:value-type="float" office:value="39800" calcext:value-type="float">
            <text:p>39,800</text:p>
          </table:table-cell>
          <table:table-cell table:style-name="ce13" office:value-type="float" office:value="28200" calcext:value-type="float">
            <text:p>28,200</text:p>
          </table:table-cell>
          <table:table-cell table:style-name="ce10" office:value-type="float" office:value="26100" calcext:value-type="float">
            <text:p>26,100</text:p>
          </table:table-cell>
          <table:table-cell table:style-name="ce13" table:formula="of:=[.B23]" office:value-type="float" office:value="47700" calcext:value-type="float">
            <text:p>47,700</text:p>
          </table:table-cell>
          <table:table-cell table:style-name="ce13" table:formula="of:=-[.C23]" office:value-type="float" office:value="-39800" calcext:value-type="float">
            <text:p>-39,800</text:p>
          </table:table-cell>
          <table:table-cell table:style-name="ce13" table:formula="of:=[.D23]" office:value-type="float" office:value="28200" calcext:value-type="float">
            <text:p>28,200</text:p>
          </table:table-cell>
          <table:table-cell table:style-name="ce13" table:formula="of:=-[.E23]" office:value-type="float" office:value="-26100" calcext:value-type="float">
            <text:p>-26,10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2013-2014</text:p>
          </table:table-cell>
          <table:table-cell table:style-name="ce11" office:value-type="float" office:value="49200" calcext:value-type="float">
            <text:p>49,200</text:p>
          </table:table-cell>
          <table:table-cell table:style-name="ce12" office:value-type="float" office:value="39700" calcext:value-type="float">
            <text:p>39,700</text:p>
          </table:table-cell>
          <table:table-cell table:style-name="ce14" office:value-type="float" office:value="33200" calcext:value-type="float">
            <text:p>33,200</text:p>
          </table:table-cell>
          <table:table-cell table:style-name="ce11" office:value-type="float" office:value="25200" calcext:value-type="float">
            <text:p>25,200</text:p>
          </table:table-cell>
          <table:table-cell table:style-name="ce13" table:formula="of:=[.B24]" office:value-type="float" office:value="49200" calcext:value-type="float">
            <text:p>49,200</text:p>
          </table:table-cell>
          <table:table-cell table:style-name="ce13" table:formula="of:=-[.C24]" office:value-type="float" office:value="-39700" calcext:value-type="float">
            <text:p>-39,700</text:p>
          </table:table-cell>
          <table:table-cell table:style-name="ce13" table:formula="of:=[.D24]" office:value-type="float" office:value="33200" calcext:value-type="float">
            <text:p>33,200</text:p>
          </table:table-cell>
          <table:table-cell table:style-name="ce13" table:formula="of:=-[.E24]" office:value-type="float" office:value="-25200" calcext:value-type="float">
            <text:p>-25,200</text:p>
          </table:table-cell>
          <table:table-cell table:number-columns-repeated="1015"/>
        </table:table-row>
        <table:table-row table:style-name="ro2">
          <table:table-cell/>
          <table:table-cell table:style-name="ce8" table:number-columns-repeated="2"/>
          <table:table-cell table:number-columns-repeated="1021"/>
        </table:table-row>
        <table:table-row table:style-name="ro5">
          <table:table-cell table:style-name="ce6" office:value-type="string" calcext:value-type="string">
            <text:p>Note</text:p>
          </table:table-cell>
          <table:table-cell table:style-name="ce8" table:number-columns-repeated="2"/>
          <table:table-cell table:number-columns-repeated="1021"/>
        </table:table-row>
        <table:table-row table:style-name="ro5">
          <table:table-cell table:style-name="ce20" office:value-type="string" calcext:value-type="string" table:number-columns-spanned="4" table:number-rows-spanned="1">
            <text:p>Movements to and from Armed Forces are not included.</text:p>
          </table:table-cell>
          <table:covered-table-cell table:number-columns-repeated="3" table:style-name="ce20"/>
          <table:table-cell table:number-columns-repeated="1020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>
          <table:table-cell table:style-name="ce22" office:value-type="string" calcext:value-type="string" table:number-columns-spanned="2" table:number-rows-spanned="1">
            <text:p>© Crown Copyright 2015</text:p>
          </table:table-cell>
          <table:covered-table-cell table:style-name="ce22"/>
          <table:table-cell table:style-name="ce8"/>
          <table:table-cell table:number-columns-repeated="7"/>
          <table:table-cell table:style-name="ce17" office:value-type="string" calcext:value-type="string">
            <text:p>Note: had to re-order legend in image manually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CrownCopyright" table:base-cell-address="$'Data Fig3'.$A$1" table:expression="#REF!"/>
          <table:named-expression table:name="FemaleAnchor" table:base-cell-address="$'Data Fig3'.$A$1" table:expression="#REF!"/>
          <table:named-expression table:name="ProjBirths" table:base-cell-address="$'Data Fig3'.$A$1" table:expression="#ref!scratchpad!#REF!"/>
          <table:named-expression table:name="SPSS" table:base-cell-address="$'Data Fig3'.$A$1" table:expression="#REF!"/>
          <table:named-expression table:name="Status" table:base-cell-address="$'Data Fig3'.$A$1" table:expression="#REF!"/>
          <table:named-expression table:name="_xlnm.Print_Area" table:base-cell-address="$'Data Fig3'.$A$1" table:expression="#REF!"/>
        </table:named-expressions>
      </table:table>
      <table:table table:name="Fig 3" table:style-name="ta2">
        <table:shapes>
          <draw:custom-shape draw:z-index="1" draw:name="CustomShape 1" draw:style-name="gr2" draw:text-style-name="P1" svg:width="44.25pt" svg:height="14.23pt" svg:x="501.87pt" svg:y="388.29pt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3" draw:text-style-name="P1" svg:width="137.2pt" svg:height="25.46pt" svg:x="67.38pt" svg:y="153.78pt">
            <text:p text:style-name="P2"><text:span text:style-name="T1">In from the rest of the U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3" draw:text-style-name="P1" svg:width="125.21pt" svg:height="26.93pt" svg:x="64.37pt" svg:y="85.55pt">
            <text:p text:style-name="P2"><text:span text:style-name="T2">Out to the rest of the U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3" draw:text-style-name="P1" svg:width="107.21pt" svg:height="19.45pt" svg:x="58.37pt" svg:y="250.53pt">
            <text:p text:style-name="P3"><text:span text:style-name="T3">Out to overse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3" draw:text-style-name="P1" svg:width="95.19pt" svg:height="25.46pt" svg:x="59.13pt" svg:y="338.29pt">
            <text:p text:style-name="P2"><text:span text:style-name="T4">In from overse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8" table:number-columns-repeated="1024" table:default-cell-style-name="ce2"/>
        <table:table-row table:style-name="ro4">
          <table:table-cell>
            <draw:frame table:end-cell-address="'Fig 3'.P35" table:end-x="19.96pt" table:end-y="9.52pt" draw:z-index="0" draw:name="Chart 1" draw:style-name="gr1" draw:text-style-name="P1" svg:width="724.45pt" svg:height="444.76pt" svg:x="4.25pt" svg:y="0pt">
              <draw:object draw:notify-on-update-of-ranges="'Data Fig3'.A4:'Data Fig3'.A24 'Data Fig3'.C3:'Data Fig3'.C3 'Data Fig3'.C4:'Data Fig3'.C24 'Data Fig3'.B3:'Data Fig3'.B3 'Data Fig3'.B4:'Data Fig3'.B24 'Data Fig3'.D3:'Data Fig3'.D3 'Data Fig3'.D4:'Data Fig3'.D24 'Data Fig3'.E3:'Data Fig3'.E3 'Data Fig3'.E4:'Data Fig3'.E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 Fig3 17" table:style-name="ta3">
        <office:forms form:automatic-focus="false" form:apply-design-mode="false"/>
        <table:shapes>
          <draw:frame draw:z-index="0" draw:style-name="gr4" draw:text-style-name="P4" svg:width="1173.23pt" svg:height="575.89pt" svg:x="46.03pt" svg:y="31.32pt">
            <draw:object draw:notify-on-update-of-ranges="'Data Fig3 17'.A4:'Data Fig3 17'.A24 'Data Fig3 17'.F3:'Data Fig3 17'.F3 'Data Fig3 17'.F4:'Data Fig3 17'.F24 'Data Fig3 17'.G3:'Data Fig3 17'.G3 'Data Fig3 17'.G4:'Data Fig3 17'.G24 'Data Fig3 17'.H3:'Data Fig3 17'.H3 'Data Fig3 17'.H4:'Data Fig3 17'.H24 'Data Fig3 17'.I3:'Data Fig3 17'.I3 'Data Fig3 17'.I4:'Data Fig3 17'.I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2"/>
        <table:table-column table:style-name="co9" table:number-columns-repeated="2" table:default-cell-style-name="ce32"/>
        <table:table-column table:style-name="co4" table:default-cell-style-name="ce32"/>
        <table:table-column table:style-name="co5" table:default-cell-style-name="ce44"/>
        <table:table-column table:style-name="co6" table:number-columns-repeated="4" table:default-cell-style-name="ce32"/>
        <table:table-column table:style-name="co7" table:default-cell-style-name="ce32"/>
        <table:table-column table:style-name="co6" table:number-columns-repeated="1014" table:default-cell-style-name="ce32"/>
        <table:table-row table:style-name="ro1">
          <table:table-cell table:style-name="ce31" office:value-type="string" calcext:value-type="string" table:number-columns-spanned="8" table:number-rows-spanned="1">
            <text:p>Figure 3: Movements to/from the rest of the UK and overseas, 1995-96 to 2015-16</text:p>
          </table:table-cell>
          <table:covered-table-cell table:number-columns-repeated="7" table:style-name="ce39"/>
          <table:table-cell/>
          <table:table-cell table:style-name="ce58" table:number-columns-spanned="2" table:number-rows-spanned="1"/>
          <table:covered-table-cell table:style-name="ce5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 table:style-name="ce33" office:value-type="string" calcext:value-type="string">
            <text:p>Year to 30 June</text:p>
          </table:table-cell>
          <table:table-cell table:style-name="ce33" office:value-type="string" calcext:value-type="string">
            <text:p>In from the rest of the UK</text:p>
          </table:table-cell>
          <table:table-cell table:style-name="ce33" office:value-type="string" calcext:value-type="string">
            <text:p>Out to the rest of the UK </text:p>
          </table:table-cell>
          <table:table-cell table:style-name="ce33" office:value-type="string" calcext:value-type="string">
            <text:p>In from overseas</text:p>
          </table:table-cell>
          <table:table-cell table:style-name="ce33" office:value-type="string" calcext:value-type="string">
            <text:p>Out to overseas</text:p>
          </table:table-cell>
          <table:table-cell table:style-name="ce3" table:formula="of:=[.C3]" office:value-type="string" office:string-value="Out to the rest of the UK " calcext:value-type="string">
            <text:p>Out to the rest of the UK </text:p>
          </table:table-cell>
          <table:table-cell table:style-name="ce3" table:formula="of:=[.E3]" office:value-type="string" office:string-value="Out to overseas" calcext:value-type="string">
            <text:p>Out to overseas</text:p>
          </table:table-cell>
          <table:table-cell table:style-name="ce3" table:formula="of:=[.B3]" office:value-type="string" office:string-value="In from the rest of the UK" calcext:value-type="string">
            <text:p>In from the rest of the UK</text:p>
          </table:table-cell>
          <table:table-cell table:style-name="ce3" table:formula="of:=[.D3]" office:value-type="string" office:string-value="In from overseas" calcext:value-type="string">
            <text:p>In from oversea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5-1996</text:p>
          </table:table-cell>
          <table:table-cell table:style-name="ce10" office:value-type="float" office:value="47900" calcext:value-type="float">
            <text:p>47,900</text:p>
          </table:table-cell>
          <table:table-cell table:style-name="ce10" office:value-type="float" office:value="53100" calcext:value-type="float">
            <text:p>53,100</text:p>
          </table:table-cell>
          <table:table-cell table:style-name="ce13" office:value-type="float" office:value="12000" calcext:value-type="float">
            <text:p>12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3" table:formula="of:=-[.C4]" office:value-type="float" office:value="-53100" calcext:value-type="float">
            <text:p>-53,100</text:p>
          </table:table-cell>
          <table:table-cell table:style-name="ce13" table:formula="of:=-[.E4]" office:value-type="float" office:value="-16000" calcext:value-type="float">
            <text:p>-16,000</text:p>
          </table:table-cell>
          <table:table-cell table:style-name="ce13" table:formula="of:=[.B4]" office:value-type="float" office:value="47900" calcext:value-type="float">
            <text:p>47,900</text:p>
          </table:table-cell>
          <table:table-cell table:style-name="ce13" table:formula="of:=[.D4]" office:value-type="float" office:value="12000" calcext:value-type="float">
            <text:p>12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6-1997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54100" calcext:value-type="float">
            <text:p>54,100</text:p>
          </table:table-cell>
          <table:table-cell table:style-name="ce13" office:value-type="float" office:value="16000" calcext:value-type="float">
            <text:p>16,000</text:p>
          </table:table-cell>
          <table:table-cell table:style-name="ce10" office:value-type="float" office:value="22000" calcext:value-type="float">
            <text:p>22,000</text:p>
          </table:table-cell>
          <table:table-cell table:style-name="ce13" table:formula="of:=-[.C5]" office:value-type="float" office:value="-54100" calcext:value-type="float">
            <text:p>-54,100</text:p>
          </table:table-cell>
          <table:table-cell table:style-name="ce13" table:formula="of:=-[.E5]" office:value-type="float" office:value="-22000" calcext:value-type="float">
            <text:p>-22,000</text:p>
          </table:table-cell>
          <table:table-cell table:style-name="ce13" table:formula="of:=[.B5]" office:value-type="float" office:value="49500" calcext:value-type="float">
            <text:p>49,500</text:p>
          </table:table-cell>
          <table:table-cell table:style-name="ce13" table:formula="of:=[.D5]" office:value-type="float" office:value="16000" calcext:value-type="float">
            <text:p>16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7-1998</text:p>
          </table:table-cell>
          <table:table-cell table:style-name="ce10" office:value-type="float" office:value="54600" calcext:value-type="float">
            <text:p>54,600</text:p>
          </table:table-cell>
          <table:table-cell table:style-name="ce10" office:value-type="float" office:value="53400" calcext:value-type="float">
            <text:p>53,400</text:p>
          </table:table-cell>
          <table:table-cell table:style-name="ce13" office:value-type="float" office:value="17000" calcext:value-type="float">
            <text:p>17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3" table:formula="of:=-[.C6]" office:value-type="float" office:value="-53400" calcext:value-type="float">
            <text:p>-53,400</text:p>
          </table:table-cell>
          <table:table-cell table:style-name="ce13" table:formula="of:=-[.E6]" office:value-type="float" office:value="-26000" calcext:value-type="float">
            <text:p>-26,000</text:p>
          </table:table-cell>
          <table:table-cell table:style-name="ce13" table:formula="of:=[.B6]" office:value-type="float" office:value="54600" calcext:value-type="float">
            <text:p>54,600</text:p>
          </table:table-cell>
          <table:table-cell table:style-name="ce13" table:formula="of:=[.D6]" office:value-type="float" office:value="17000" calcext:value-type="float">
            <text:p>17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8-1999</text:p>
          </table:table-cell>
          <table:table-cell table:style-name="ce10" office:value-type="float" office:value="50400" calcext:value-type="float">
            <text:p>50,400</text:p>
          </table:table-cell>
          <table:table-cell table:style-name="ce10" office:value-type="float" office:value="53500" calcext:value-type="float">
            <text:p>53,500</text:p>
          </table:table-cell>
          <table:table-cell table:style-name="ce13" office:value-type="float" office:value="21000" calcext:value-type="float">
            <text:p>21,000</text:p>
          </table:table-cell>
          <table:table-cell table:style-name="ce10" office:value-type="float" office:value="20000" calcext:value-type="float">
            <text:p>20,000</text:p>
          </table:table-cell>
          <table:table-cell table:style-name="ce13" table:formula="of:=-[.C7]" office:value-type="float" office:value="-53500" calcext:value-type="float">
            <text:p>-53,500</text:p>
          </table:table-cell>
          <table:table-cell table:style-name="ce13" table:formula="of:=-[.E7]" office:value-type="float" office:value="-20000" calcext:value-type="float">
            <text:p>-20,000</text:p>
          </table:table-cell>
          <table:table-cell table:style-name="ce13" table:formula="of:=[.B7]" office:value-type="float" office:value="50400" calcext:value-type="float">
            <text:p>50,400</text:p>
          </table:table-cell>
          <table:table-cell table:style-name="ce13" table:formula="of:=[.D7]" office:value-type="float" office:value="21000" calcext:value-type="float">
            <text:p>21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999-2000</text:p>
          </table:table-cell>
          <table:table-cell table:style-name="ce10" office:value-type="float" office:value="48700" calcext:value-type="float">
            <text:p>48,700</text:p>
          </table:table-cell>
          <table:table-cell table:style-name="ce10" office:value-type="float" office:value="55400" calcext:value-type="float">
            <text:p>55,400</text:p>
          </table:table-cell>
          <table:table-cell table:style-name="ce13" office:value-type="float" office:value="27000" calcext:value-type="float">
            <text:p>27,0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3" table:formula="of:=-[.C8]" office:value-type="float" office:value="-55400" calcext:value-type="float">
            <text:p>-55,400</text:p>
          </table:table-cell>
          <table:table-cell table:style-name="ce13" table:formula="of:=-[.E8]" office:value-type="float" office:value="-15000" calcext:value-type="float">
            <text:p>-15,000</text:p>
          </table:table-cell>
          <table:table-cell table:style-name="ce13" table:formula="of:=[.B8]" office:value-type="float" office:value="48700" calcext:value-type="float">
            <text:p>48,700</text:p>
          </table:table-cell>
          <table:table-cell table:style-name="ce13" table:formula="of:=[.D8]" office:value-type="float" office:value="27000" calcext:value-type="float">
            <text:p>27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0-2001</text:p>
          </table:table-cell>
          <table:table-cell table:style-name="ce10" office:value-type="float" office:value="54900" calcext:value-type="float">
            <text:p>54,900</text:p>
          </table:table-cell>
          <table:table-cell table:style-name="ce10" office:value-type="float" office:value="51500" calcext:value-type="float">
            <text:p>51,500</text:p>
          </table:table-cell>
          <table:table-cell table:style-name="ce13" office:value-type="float" office:value="30000" calcext:value-type="float">
            <text:p>30,000</text:p>
          </table:table-cell>
          <table:table-cell table:style-name="ce10" office:value-type="float" office:value="22000" calcext:value-type="float">
            <text:p>22,000</text:p>
          </table:table-cell>
          <table:table-cell table:style-name="ce13" table:formula="of:=-[.C9]" office:value-type="float" office:value="-51500" calcext:value-type="float">
            <text:p>-51,500</text:p>
          </table:table-cell>
          <table:table-cell table:style-name="ce13" table:formula="of:=-[.E9]" office:value-type="float" office:value="-22000" calcext:value-type="float">
            <text:p>-22,000</text:p>
          </table:table-cell>
          <table:table-cell table:style-name="ce13" table:formula="of:=[.B9]" office:value-type="float" office:value="54900" calcext:value-type="float">
            <text:p>54,900</text:p>
          </table:table-cell>
          <table:table-cell table:style-name="ce13" table:formula="of:=[.D9]" office:value-type="float" office:value="30000" calcext:value-type="float">
            <text:p>30,0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1-2002</text:p>
          </table:table-cell>
          <table:table-cell table:style-name="ce10" office:value-type="float" office:value="54400" calcext:value-type="float">
            <text:p>54,400</text:p>
          </table:table-cell>
          <table:table-cell table:style-name="ce10" office:value-type="float" office:value="49700" calcext:value-type="float">
            <text:p>49,700</text:p>
          </table:table-cell>
          <table:table-cell table:style-name="ce13" office:value-type="float" office:value="27800" calcext:value-type="float">
            <text:p>27,800</text:p>
          </table:table-cell>
          <table:table-cell table:style-name="ce10" office:value-type="float" office:value="26200" calcext:value-type="float">
            <text:p>26,200</text:p>
          </table:table-cell>
          <table:table-cell table:style-name="ce13" table:formula="of:=-[.C10]" office:value-type="float" office:value="-49700" calcext:value-type="float">
            <text:p>-49,700</text:p>
          </table:table-cell>
          <table:table-cell table:style-name="ce13" table:formula="of:=-[.E10]" office:value-type="float" office:value="-26200" calcext:value-type="float">
            <text:p>-26,200</text:p>
          </table:table-cell>
          <table:table-cell table:style-name="ce13" table:formula="of:=[.B10]" office:value-type="float" office:value="54400" calcext:value-type="float">
            <text:p>54,400</text:p>
          </table:table-cell>
          <table:table-cell table:style-name="ce13" table:formula="of:=[.D10]" office:value-type="float" office:value="27800" calcext:value-type="float">
            <text:p>27,8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2-2003</text:p>
          </table:table-cell>
          <table:table-cell table:style-name="ce10" office:value-type="float" office:value="54300" calcext:value-type="float">
            <text:p>54,300</text:p>
          </table:table-cell>
          <table:table-cell table:style-name="ce10" office:value-type="float" office:value="47300" calcext:value-type="float">
            <text:p>47,300</text:p>
          </table:table-cell>
          <table:table-cell table:style-name="ce13" office:value-type="float" office:value="25500" calcext:value-type="float">
            <text:p>25,500</text:p>
          </table:table-cell>
          <table:table-cell table:style-name="ce10" office:value-type="float" office:value="26900" calcext:value-type="float">
            <text:p>26,900</text:p>
          </table:table-cell>
          <table:table-cell table:style-name="ce13" table:formula="of:=-[.C11]" office:value-type="float" office:value="-47300" calcext:value-type="float">
            <text:p>-47,300</text:p>
          </table:table-cell>
          <table:table-cell table:style-name="ce13" table:formula="of:=-[.E11]" office:value-type="float" office:value="-26900" calcext:value-type="float">
            <text:p>-26,900</text:p>
          </table:table-cell>
          <table:table-cell table:style-name="ce13" table:formula="of:=[.B11]" office:value-type="float" office:value="54300" calcext:value-type="float">
            <text:p>54,300</text:p>
          </table:table-cell>
          <table:table-cell table:style-name="ce13" table:formula="of:=[.D11]" office:value-type="float" office:value="25500" calcext:value-type="float">
            <text:p>25,5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3-2004</text:p>
          </table:table-cell>
          <table:table-cell table:style-name="ce10" office:value-type="float" office:value="61900" calcext:value-type="float">
            <text:p>61,900</text:p>
          </table:table-cell>
          <table:table-cell table:style-name="ce10" office:value-type="float" office:value="46400" calcext:value-type="float">
            <text:p>46,400</text:p>
          </table:table-cell>
          <table:table-cell table:style-name="ce13" office:value-type="float" office:value="28500" calcext:value-type="float">
            <text:p>28,500</text:p>
          </table:table-cell>
          <table:table-cell table:style-name="ce10" office:value-type="float" office:value="25400" calcext:value-type="float">
            <text:p>25,400</text:p>
          </table:table-cell>
          <table:table-cell table:style-name="ce13" table:formula="of:=-[.C12]" office:value-type="float" office:value="-46400" calcext:value-type="float">
            <text:p>-46,400</text:p>
          </table:table-cell>
          <table:table-cell table:style-name="ce13" table:formula="of:=-[.E12]" office:value-type="float" office:value="-25400" calcext:value-type="float">
            <text:p>-25,400</text:p>
          </table:table-cell>
          <table:table-cell table:style-name="ce13" table:formula="of:=[.B12]" office:value-type="float" office:value="61900" calcext:value-type="float">
            <text:p>61,900</text:p>
          </table:table-cell>
          <table:table-cell table:style-name="ce13" table:formula="of:=[.D12]" office:value-type="float" office:value="28500" calcext:value-type="float">
            <text:p>28,5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4-2005</text:p>
          </table:table-cell>
          <table:table-cell table:style-name="ce10" office:value-type="float" office:value="57300" calcext:value-type="float">
            <text:p>57,300</text:p>
          </table:table-cell>
          <table:table-cell table:style-name="ce10" office:value-type="float" office:value="44800" calcext:value-type="float">
            <text:p>44,800</text:p>
          </table:table-cell>
          <table:table-cell table:style-name="ce13" office:value-type="float" office:value="41800" calcext:value-type="float">
            <text:p>41,800</text:p>
          </table:table-cell>
          <table:table-cell table:style-name="ce10" office:value-type="float" office:value="29000" calcext:value-type="float">
            <text:p>29,000</text:p>
          </table:table-cell>
          <table:table-cell table:style-name="ce13" table:formula="of:=-[.C13]" office:value-type="float" office:value="-44800" calcext:value-type="float">
            <text:p>-44,800</text:p>
          </table:table-cell>
          <table:table-cell table:style-name="ce13" table:formula="of:=-[.E13]" office:value-type="float" office:value="-29000" calcext:value-type="float">
            <text:p>-29,000</text:p>
          </table:table-cell>
          <table:table-cell table:style-name="ce13" table:formula="of:=[.B13]" office:value-type="float" office:value="57300" calcext:value-type="float">
            <text:p>57,300</text:p>
          </table:table-cell>
          <table:table-cell table:style-name="ce13" table:formula="of:=[.D13]" office:value-type="float" office:value="41800" calcext:value-type="float">
            <text:p>41,8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5-2006</text:p>
          </table:table-cell>
          <table:table-cell table:style-name="ce10" office:value-type="float" office:value="53300" calcext:value-type="float">
            <text:p>53,300</text:p>
          </table:table-cell>
          <table:table-cell table:style-name="ce10" office:value-type="float" office:value="44400" calcext:value-type="float">
            <text:p>44,400</text:p>
          </table:table-cell>
          <table:table-cell table:style-name="ce13" office:value-type="float" office:value="41300" calcext:value-type="float">
            <text:p>41,300</text:p>
          </table:table-cell>
          <table:table-cell table:style-name="ce10" office:value-type="float" office:value="31400" calcext:value-type="float">
            <text:p>31,400</text:p>
          </table:table-cell>
          <table:table-cell table:style-name="ce13" table:formula="of:=-[.C14]" office:value-type="float" office:value="-44400" calcext:value-type="float">
            <text:p>-44,400</text:p>
          </table:table-cell>
          <table:table-cell table:style-name="ce13" table:formula="of:=-[.E14]" office:value-type="float" office:value="-31400" calcext:value-type="float">
            <text:p>-31,400</text:p>
          </table:table-cell>
          <table:table-cell table:style-name="ce13" table:formula="of:=[.B14]" office:value-type="float" office:value="53300" calcext:value-type="float">
            <text:p>53,300</text:p>
          </table:table-cell>
          <table:table-cell table:style-name="ce13" table:formula="of:=[.D14]" office:value-type="float" office:value="41300" calcext:value-type="float">
            <text:p>41,3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6-2007</text:p>
          </table:table-cell>
          <table:table-cell table:style-name="ce10" office:value-type="float" office:value="51500" calcext:value-type="float">
            <text:p>51,500</text:p>
          </table:table-cell>
          <table:table-cell table:style-name="ce10" office:value-type="float" office:value="42700" calcext:value-type="float">
            <text:p>42,700</text:p>
          </table:table-cell>
          <table:table-cell table:style-name="ce13" office:value-type="float" office:value="45100" calcext:value-type="float">
            <text:p>45,100</text:p>
          </table:table-cell>
          <table:table-cell table:style-name="ce10" office:value-type="float" office:value="20900" calcext:value-type="float">
            <text:p>20,900</text:p>
          </table:table-cell>
          <table:table-cell table:style-name="ce13" table:formula="of:=-[.C15]" office:value-type="float" office:value="-42700" calcext:value-type="float">
            <text:p>-42,700</text:p>
          </table:table-cell>
          <table:table-cell table:style-name="ce13" table:formula="of:=-[.E15]" office:value-type="float" office:value="-20900" calcext:value-type="float">
            <text:p>-20,900</text:p>
          </table:table-cell>
          <table:table-cell table:style-name="ce13" table:formula="of:=[.B15]" office:value-type="float" office:value="51500" calcext:value-type="float">
            <text:p>51,500</text:p>
          </table:table-cell>
          <table:table-cell table:style-name="ce13" table:formula="of:=[.D15]" office:value-type="float" office:value="45100" calcext:value-type="float">
            <text:p>45,1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7-2008</text:p>
          </table:table-cell>
          <table:table-cell table:style-name="ce10" office:value-type="float" office:value="53300" calcext:value-type="float">
            <text:p>53,300</text:p>
          </table:table-cell>
          <table:table-cell table:style-name="ce10" office:value-type="float" office:value="41800" calcext:value-type="float">
            <text:p>41,800</text:p>
          </table:table-cell>
          <table:table-cell table:style-name="ce13" office:value-type="float" office:value="45200" calcext:value-type="float">
            <text:p>45,200</text:p>
          </table:table-cell>
          <table:table-cell table:style-name="ce10" office:value-type="float" office:value="30300" calcext:value-type="float">
            <text:p>30,300</text:p>
          </table:table-cell>
          <table:table-cell table:style-name="ce13" table:formula="of:=-[.C16]" office:value-type="float" office:value="-41800" calcext:value-type="float">
            <text:p>-41,800</text:p>
          </table:table-cell>
          <table:table-cell table:style-name="ce13" table:formula="of:=-[.E16]" office:value-type="float" office:value="-30300" calcext:value-type="float">
            <text:p>-30,300</text:p>
          </table:table-cell>
          <table:table-cell table:style-name="ce13" table:formula="of:=[.B16]" office:value-type="float" office:value="53300" calcext:value-type="float">
            <text:p>53,300</text:p>
          </table:table-cell>
          <table:table-cell table:style-name="ce13" table:formula="of:=[.D16]" office:value-type="float" office:value="45200" calcext:value-type="float">
            <text:p>45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8-2009</text:p>
          </table:table-cell>
          <table:table-cell table:style-name="ce10" office:value-type="float" office:value="45400" calcext:value-type="float">
            <text:p>45,400</text:p>
          </table:table-cell>
          <table:table-cell table:style-name="ce10" office:value-type="float" office:value="41300" calcext:value-type="float">
            <text:p>41,300</text:p>
          </table:table-cell>
          <table:table-cell table:style-name="ce13" office:value-type="float" office:value="45100" calcext:value-type="float">
            <text:p>45,100</text:p>
          </table:table-cell>
          <table:table-cell table:style-name="ce10" office:value-type="float" office:value="24800" calcext:value-type="float">
            <text:p>24,800</text:p>
          </table:table-cell>
          <table:table-cell table:style-name="ce13" table:formula="of:=-[.C17]" office:value-type="float" office:value="-41300" calcext:value-type="float">
            <text:p>-41,300</text:p>
          </table:table-cell>
          <table:table-cell table:style-name="ce13" table:formula="of:=-[.E17]" office:value-type="float" office:value="-24800" calcext:value-type="float">
            <text:p>-24,800</text:p>
          </table:table-cell>
          <table:table-cell table:style-name="ce13" table:formula="of:=[.B17]" office:value-type="float" office:value="45400" calcext:value-type="float">
            <text:p>45,400</text:p>
          </table:table-cell>
          <table:table-cell table:style-name="ce13" table:formula="of:=[.D17]" office:value-type="float" office:value="45100" calcext:value-type="float">
            <text:p>45,1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09-201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1700" calcext:value-type="float">
            <text:p>41,700</text:p>
          </table:table-cell>
          <table:table-cell table:style-name="ce13" office:value-type="float" office:value="47400" calcext:value-type="float">
            <text:p>47,400</text:p>
          </table:table-cell>
          <table:table-cell table:style-name="ce10" office:value-type="float" office:value="24600" calcext:value-type="float">
            <text:p>24,600</text:p>
          </table:table-cell>
          <table:table-cell table:style-name="ce13" table:formula="of:=-[.C18]" office:value-type="float" office:value="-41700" calcext:value-type="float">
            <text:p>-41,700</text:p>
          </table:table-cell>
          <table:table-cell table:style-name="ce13" table:formula="of:=-[.E18]" office:value-type="float" office:value="-24600" calcext:value-type="float">
            <text:p>-24,600</text:p>
          </table:table-cell>
          <table:table-cell table:style-name="ce13" table:formula="of:=[.B18]" office:value-type="float" office:value="45000" calcext:value-type="float">
            <text:p>45,000</text:p>
          </table:table-cell>
          <table:table-cell table:style-name="ce13" table:formula="of:=[.D18]" office:value-type="float" office:value="47400" calcext:value-type="float">
            <text:p>47,4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0-2011</text:p>
          </table:table-cell>
          <table:table-cell table:style-name="ce10" office:value-type="float" office:value="43700" calcext:value-type="float">
            <text:p>43,700</text:p>
          </table:table-cell>
          <table:table-cell table:style-name="ce10" office:value-type="float" office:value="40800" calcext:value-type="float">
            <text:p>40,800</text:p>
          </table:table-cell>
          <table:table-cell table:style-name="ce13" office:value-type="float" office:value="44200" calcext:value-type="float">
            <text:p>44,200</text:p>
          </table:table-cell>
          <table:table-cell table:style-name="ce10" office:value-type="float" office:value="16900" calcext:value-type="float">
            <text:p>16,900</text:p>
          </table:table-cell>
          <table:table-cell table:style-name="ce13" table:formula="of:=-[.C19]" office:value-type="float" office:value="-40800" calcext:value-type="float">
            <text:p>-40,800</text:p>
          </table:table-cell>
          <table:table-cell table:style-name="ce13" table:formula="of:=-[.E19]" office:value-type="float" office:value="-16900" calcext:value-type="float">
            <text:p>-16,900</text:p>
          </table:table-cell>
          <table:table-cell table:style-name="ce13" table:formula="of:=[.B19]" office:value-type="float" office:value="43700" calcext:value-type="float">
            <text:p>43,700</text:p>
          </table:table-cell>
          <table:table-cell table:style-name="ce13" table:formula="of:=[.D19]" office:value-type="float" office:value="44200" calcext:value-type="float">
            <text:p>44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1-2012</text:p>
          </table:table-cell>
          <table:table-cell table:style-name="ce10" office:value-type="float" office:value="45100" calcext:value-type="float">
            <text:p>45,100</text:p>
          </table:table-cell>
          <table:table-cell table:style-name="ce10" office:value-type="float" office:value="42100" calcext:value-type="float">
            <text:p>42,100</text:p>
          </table:table-cell>
          <table:table-cell table:style-name="ce13" office:value-type="float" office:value="35900" calcext:value-type="float">
            <text:p>35,900</text:p>
          </table:table-cell>
          <table:table-cell table:style-name="ce10" office:value-type="float" office:value="26200" calcext:value-type="float">
            <text:p>26,200</text:p>
          </table:table-cell>
          <table:table-cell table:style-name="ce13" table:formula="of:=-[.C20]" office:value-type="float" office:value="-42100" calcext:value-type="float">
            <text:p>-42,100</text:p>
          </table:table-cell>
          <table:table-cell table:style-name="ce13" table:formula="of:=-[.E20]" office:value-type="float" office:value="-26200" calcext:value-type="float">
            <text:p>-26,200</text:p>
          </table:table-cell>
          <table:table-cell table:style-name="ce13" table:formula="of:=[.B20]" office:value-type="float" office:value="45100" calcext:value-type="float">
            <text:p>45,100</text:p>
          </table:table-cell>
          <table:table-cell table:style-name="ce13" table:formula="of:=[.D20]" office:value-type="float" office:value="35900" calcext:value-type="float">
            <text:p>35,9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2-2013</text:p>
          </table:table-cell>
          <table:table-cell table:style-name="ce10" office:value-type="float" office:value="47700" calcext:value-type="float">
            <text:p>47,700</text:p>
          </table:table-cell>
          <table:table-cell table:style-name="ce10" office:value-type="float" office:value="39800" calcext:value-type="float">
            <text:p>39,800</text:p>
          </table:table-cell>
          <table:table-cell table:style-name="ce13" office:value-type="float" office:value="28200" calcext:value-type="float">
            <text:p>28,200</text:p>
          </table:table-cell>
          <table:table-cell table:style-name="ce10" office:value-type="float" office:value="26100" calcext:value-type="float">
            <text:p>26,100</text:p>
          </table:table-cell>
          <table:table-cell table:style-name="ce13" table:formula="of:=-[.C21]" office:value-type="float" office:value="-39800" calcext:value-type="float">
            <text:p>-39,800</text:p>
          </table:table-cell>
          <table:table-cell table:style-name="ce13" table:formula="of:=-[.E21]" office:value-type="float" office:value="-26100" calcext:value-type="float">
            <text:p>-26,100</text:p>
          </table:table-cell>
          <table:table-cell table:style-name="ce13" table:formula="of:=[.B21]" office:value-type="float" office:value="47700" calcext:value-type="float">
            <text:p>47,700</text:p>
          </table:table-cell>
          <table:table-cell table:style-name="ce13" table:formula="of:=[.D21]" office:value-type="float" office:value="28200" calcext:value-type="float">
            <text:p>28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3-2014</text:p>
          </table:table-cell>
          <table:table-cell table:style-name="ce10" office:value-type="float" office:value="49200" calcext:value-type="float">
            <text:p>49,200</text:p>
          </table:table-cell>
          <table:table-cell table:style-name="ce10" office:value-type="float" office:value="39700" calcext:value-type="float">
            <text:p>39,700</text:p>
          </table:table-cell>
          <table:table-cell table:style-name="ce13" office:value-type="float" office:value="33200" calcext:value-type="float">
            <text:p>33,200</text:p>
          </table:table-cell>
          <table:table-cell table:style-name="ce10" office:value-type="float" office:value="25200" calcext:value-type="float">
            <text:p>25,200</text:p>
          </table:table-cell>
          <table:table-cell table:style-name="ce13" table:formula="of:=-[.C22]" office:value-type="float" office:value="-39700" calcext:value-type="float">
            <text:p>-39,700</text:p>
          </table:table-cell>
          <table:table-cell table:style-name="ce13" table:formula="of:=-[.E22]" office:value-type="float" office:value="-25200" calcext:value-type="float">
            <text:p>-25,200</text:p>
          </table:table-cell>
          <table:table-cell table:style-name="ce13" table:formula="of:=[.B22]" office:value-type="float" office:value="49200" calcext:value-type="float">
            <text:p>49,200</text:p>
          </table:table-cell>
          <table:table-cell table:style-name="ce13" table:formula="of:=[.D22]" office:value-type="float" office:value="33200" calcext:value-type="float">
            <text:p>33,2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2014-2015</text:p>
          </table:table-cell>
          <table:table-cell table:style-name="ce10" office:value-type="float" office:value="47200" calcext:value-type="float">
            <text:p>47,200</text:p>
          </table:table-cell>
          <table:table-cell table:style-name="ce10" office:value-type="float" office:value="38800" calcext:value-type="float">
            <text:p>38,800</text:p>
          </table:table-cell>
          <table:table-cell table:style-name="ce13" office:value-type="float" office:value="37800" calcext:value-type="float">
            <text:p>37,800</text:p>
          </table:table-cell>
          <table:table-cell table:style-name="ce10" office:value-type="float" office:value="18200" calcext:value-type="float">
            <text:p>18,200</text:p>
          </table:table-cell>
          <table:table-cell table:style-name="ce13" table:formula="of:=-[.C23]" office:value-type="float" office:value="-38800" calcext:value-type="float">
            <text:p>-38,800</text:p>
          </table:table-cell>
          <table:table-cell table:style-name="ce13" table:formula="of:=-[.E23]" office:value-type="float" office:value="-18200" calcext:value-type="float">
            <text:p>-18,200</text:p>
          </table:table-cell>
          <table:table-cell table:style-name="ce13" table:formula="of:=[.B23]" office:value-type="float" office:value="47200" calcext:value-type="float">
            <text:p>47,200</text:p>
          </table:table-cell>
          <table:table-cell table:style-name="ce13" table:formula="of:=[.D23]" office:value-type="float" office:value="37800" calcext:value-type="float">
            <text:p>37,80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2015-2016</text:p>
          </table:table-cell>
          <table:table-cell table:style-name="ce11" office:value-type="float" office:value="46300" calcext:value-type="float">
            <text:p>46,300</text:p>
          </table:table-cell>
          <table:table-cell table:style-name="ce43" office:value-type="float" office:value="37500" calcext:value-type="float">
            <text:p>37,500</text:p>
          </table:table-cell>
          <table:table-cell table:style-name="ce14" office:value-type="float" office:value="40400" calcext:value-type="float">
            <text:p>40,400</text:p>
          </table:table-cell>
          <table:table-cell table:style-name="ce11" office:value-type="float" office:value="17500" calcext:value-type="float">
            <text:p>17,500</text:p>
          </table:table-cell>
          <table:table-cell table:style-name="ce13" table:formula="of:=-[.C24]" office:value-type="float" office:value="-37500" calcext:value-type="float">
            <text:p>-37,500</text:p>
          </table:table-cell>
          <table:table-cell table:style-name="ce13" table:formula="of:=-[.E24]" office:value-type="float" office:value="-17500" calcext:value-type="float">
            <text:p>-17,500</text:p>
          </table:table-cell>
          <table:table-cell table:style-name="ce13" table:formula="of:=[.B24]" office:value-type="float" office:value="46300" calcext:value-type="float">
            <text:p>46,300</text:p>
          </table:table-cell>
          <table:table-cell table:style-name="ce13" table:formula="of:=[.D24]" office:value-type="float" office:value="40400" calcext:value-type="float">
            <text:p>40,400</text:p>
          </table:table-cell>
          <table:table-cell table:number-columns-repeated="1015"/>
        </table:table-row>
        <table:table-row table:style-name="ro7">
          <table:table-cell/>
          <table:table-cell table:style-name="ce8" table:number-columns-repeated="2"/>
          <table:table-cell table:number-columns-repeated="1021"/>
        </table:table-row>
        <table:table-row table:style-name="ro7">
          <table:table-cell table:style-name="ce34" office:value-type="string" calcext:value-type="string">
            <text:p>Notes</text:p>
          </table:table-cell>
          <table:table-cell table:style-name="ce40" table:number-columns-repeated="3"/>
          <table:table-cell table:style-name="ce45"/>
          <table:table-cell table:number-columns-repeated="1019"/>
        </table:table-row>
        <table:table-row table:style-name="ro7">
          <table:table-cell table:style-name="ce47" office:value-type="string" calcext:value-type="string" table:number-columns-spanned="5" table:number-rows-spanned="2">
            <text:p>Does not include other changes - such as in the number of prisoners and armed forces stationed in Scotland and movements to and from the armed forces.</text:p>
          </table:table-cell>
          <table:covered-table-cell table:number-columns-repeated="4" table:style-name="ce48"/>
          <table:table-cell table:number-columns-repeated="9"/>
          <table:table-cell table:style-name="Default"/>
          <table:table-cell table:number-columns-repeated="1009"/>
        </table:table-row>
        <table:table-row table:style-name="ro7">
          <table:covered-table-cell table:number-columns-repeated="5" table:style-name="ce48"/>
          <table:table-cell table:number-columns-repeated="5"/>
          <table:table-cell table:style-name="ce17" office:value-type="string" calcext:value-type="string">
            <text:p>Note: had to re-order legend in image manually</text:p>
          </table:table-cell>
          <table:table-cell table:number-columns-repeated="1013"/>
        </table:table-row>
        <table:table-row table:style-name="ro7">
          <table:table-cell table:style-name="ce37" office:value-type="string" calcext:value-type="string" table:number-columns-spanned="5" table:number-rows-spanned="1">
            <text:p>Figures are the number of migrants in the year to 30 June for each year.</text:p>
          </table:table-cell>
          <table:covered-table-cell table:number-columns-repeated="4" table:style-name="ce53"/>
          <table:table-cell table:number-columns-repeated="1019"/>
        </table:table-row>
        <table:table-row table:style-name="ro8">
          <table:table-cell table:style-name="ce47" office:value-type="string" calcext:value-type="string" table:number-columns-spanned="4" table:number-rows-spanned="1">
            <text:p>The overseas figures include asylum seekers and for 2015-2016 also include refugees</text:p>
          </table:table-cell>
          <table:covered-table-cell table:number-columns-repeated="3" table:style-name="ce48"/>
          <table:table-cell table:style-name="ce53"/>
          <table:table-cell table:number-columns-repeated="1019"/>
        </table:table-row>
        <table:table-row table:style-name="ro7">
          <table:table-cell table:style-name="ce8" table:number-columns-repeated="3"/>
          <table:table-cell table:number-columns-repeated="1021"/>
        </table:table-row>
        <table:table-row table:style-name="ro7">
          <table:table-cell table:style-name="ce38" office:value-type="string" calcext:value-type="string" table:number-columns-spanned="2" table:number-rows-spanned="1">
            <text:p>© Crown Copyright 2017</text:p>
          </table:table-cell>
          <table:covered-table-cell table:style-name="ce42"/>
          <table:table-cell table:style-name="ce8"/>
          <table:table-cell table:number-columns-repeated="1021"/>
        </table:table-row>
        <table:table-row table:style-name="ro2">
          <table:table-cell table:style-name="ce8" table:number-columns-repeated="3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Change" table:base-cell-address="$'Data Fig3'.$A$1" table:expression="#ref!scratchpad!#REF!"/>
        <table:named-expression table:name="Change2" table:base-cell-address="$'Data Fig3'.$A$1" table:expression="#ref!scratchpad!#REF!"/>
        <table:named-expression table:name="Change3" table:base-cell-address="$'Data Fig3'.$A$1" table:expression="#ref!scratchpad!#REF!"/>
        <table:named-expression table:name="Change4" table:base-cell-address="$'Data Fig3'.$A$1" table:expression="#ref!scratchpad!#REF!"/>
        <table:named-expression table:name="Change6" table:base-cell-address="$'Data Fig3'.$A$1" table:expression="#ref!scratchpad!#REF!"/>
        <table:named-expression table:name="CHPname" table:base-cell-address="$'Data Fig3'.$A$1" table:expression="#NAME?"/>
        <table:named-expression table:name="CrownCopyright" table:base-cell-address="$'Data Fig3'.$A$1" table:expression="#REF!"/>
        <table:named-expression table:name="FemaleAnchor" table:base-cell-address="$'Data Fig3'.$A$1" table:expression="#REF!"/>
        <table:named-expression table:name="Females" table:base-cell-address="$'Data Fig3'.$A$1" table:expression="#REF!"/>
        <table:named-expression table:name="Females91" table:base-cell-address="$'Data Fig3'.$A$1" table:expression="#REF!"/>
        <table:named-expression table:name="FemalesAgedOn" table:base-cell-address="$'Data Fig3'.$A$1" table:expression="#REF!"/>
        <table:named-expression table:name="FemalesTotal" table:base-cell-address="$'Data Fig3'.$A$1" table:expression="#REF!"/>
        <table:named-expression table:name="FertileFemales" table:base-cell-address="$'Data Fig3'.$A$1" table:expression="#REF!"/>
        <table:named-expression table:name="InfFemales" table:base-cell-address="$'Data Fig3'.$A$1" table:expression="#REF!"/>
        <table:named-expression table:name="InfMales" table:base-cell-address="$'Data Fig3'.$A$1" table:expression="#REF!"/>
        <table:named-expression table:name="MaleAnchor" table:base-cell-address="$'Data Fig3'.$A$1" table:expression="#REF!"/>
        <table:named-expression table:name="Males" table:base-cell-address="$'Data Fig3'.$A$1" table:expression="#REF!"/>
        <table:named-expression table:name="Males91" table:base-cell-address="$'Data Fig3'.$A$1" table:expression="#REF!"/>
        <table:named-expression table:name="MalesAgedOn" table:base-cell-address="$'Data Fig3'.$A$1" table:expression="#REF!"/>
        <table:named-expression table:name="MalesTotal" table:base-cell-address="$'Data Fig3'.$A$1" table:expression="#REF!"/>
        <table:named-expression table:name="PopNote" table:base-cell-address="$'Data Fig3'.$A$1" table:expression="#REF!"/>
        <table:named-expression table:name="PopsCreation" table:base-cell-address="$'Data Fig3'.$A$1" table:expression="#REF!"/>
        <table:named-expression table:name="PopsHeader" table:base-cell-address="$'Data Fig3'.$A$1" table:expression="#REF!"/>
        <table:named-expression table:name="ProjBirths" table:base-cell-address="$'Data Fig3'.$A$1" table:expression="#ref!scratchpad!#REF!"/>
        <table:named-expression table:name="Projnirths2" table:base-cell-address="$'Data Fig3'.$A$1" table:expression="#ref!scratchpad!#REF!"/>
        <table:named-expression table:name="SPSS" table:base-cell-address="$'Data Fig3'.$A$1" table:expression="#REF!"/>
        <table:named-expression table:name="Status" table:base-cell-address="$'Data Fig3'.$A$1" table:expression="#REF!"/>
        <table:named-expression table:name="Textline3" table:base-cell-address="$'Data Fig3'.$A$1" table:expression="#REF!"/>
        <table:named-expression table:name="_xlnm.Print_Area" table:base-cell-address="$'Data Fig3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_20_2" style:display-name="Excel Built-in Comma 2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_20_2" style:display-name="Excel Built-in 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10" style:display-name="Excel Built-in Normal1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10_20_2" style:display-name="Excel Built-in Normal10 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70.84pt" fo:margin-bottom="36.85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3.99pt" fo:margin-left="0pt" fo:margin-right="0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3:16:18.94144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Fig3" style:display-name="PageStyle_Data Fig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_20_3" style:display-name="PageStyle_Fig 3" style:page-layout-name="Mpm4">
      <style:header style:display="false"/>
      <style:header-left style:display="false"/>
      <style:footer>
        <style:region-left>
          <text:p><text:span text:style-name="MT1">© Crown Copyright 2015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3-02T15:35:27</meta:creation-date>
    <dc:language>en-US</dc:language>
    <meta:print-date>2015-04-21T14:53:02</meta:print-date>
    <dc:date>2018-07-24T15:25:12.857415641</dc:date>
    <meta:editing-cycles>5</meta:editing-cycles>
    <meta:editing-duration>P1DT15H35M59S</meta:editing-duration>
    <meta:generator>LibreOffice/6.0.4.2$Linux_X86_64 LibreOffice_project/00m0$Build-2</meta:generator>
    <meta:document-statistic meta:table-count="3" meta:cell-count="4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-100000" chart:maximum="100000" chart:reverse-direction="false" text:line-break="false" loext:try-staggering-first="true" chart:link-data-style-to-source="true" chart:axis-position="1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999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172cm" svg:height="8.996cm" xlink:href=".." xlink:type="simple" chart:class="chart:bar" chart:column-mapping="1 3 0 2" chart:style-name="ch1">
        <chart:legend chart:legend-position="end" svg:x="12.501cm" svg:y="3.452cm" style:legend-expansion="high" chart:style-name="ch2"/>
        <chart:plot-area chart:style-name="ch3" table:cell-range-address="'Data Fig3'.A4:'Data Fig3'.A24 'Data Fig3'.F3:'Data Fig3'.I24" chart:data-source-has-labels="both" svg:x="1.354cm" svg:y="0.179cm" svg:width="10.804cm" svg:height="8.638cm">
          <chartooo:coordinate-region svg:x="2.928cm" svg:y="0.179cm" svg:width="9.23cm" svg:height="6.786cm"/>
          <chart:axis chart:dimension="x" chart:name="primary-x" chart:style-name="ch4" chartooo:axis-type="auto">
            <chartooo:date-scale/>
            <chart:categories table:cell-range-address="'Data Fig3'.A4:'Data Fig3'.A24"/>
          </chart:axis>
          <chart:axis chart:dimension="y" chart:name="primary-y" chart:style-name="ch5">
            <chart:title svg:x="0.451cm" svg:y="5.891cm" chart:style-name="ch6">
              <text:p>Number of people</text:p>
            </chart:title>
            <chart:grid chart:style-name="ch7" chart:class="major"/>
          </chart:axis>
          <chart:series chart:style-name="ch8" chart:values-cell-range-address="'Data Fig3'.G4:'Data Fig3'.G24" chart:label-cell-address="'Data Fig3'.G3:'Data Fig3'.G3" chart:class="chart:bar">
            <chart:data-point chart:repeated="21"/>
          </chart:series>
          <chart:series chart:style-name="ch9" chart:values-cell-range-address="'Data Fig3'.I4:'Data Fig3'.I24" chart:label-cell-address="'Data Fig3'.I3:'Data Fig3'.I3" chart:class="chart:bar">
            <chart:data-point chart:repeated="21"/>
          </chart:series>
          <chart:series chart:style-name="ch10" chart:values-cell-range-address="'Data Fig3'.F4:'Data Fig3'.F24" chart:label-cell-address="'Data Fig3'.F3:'Data Fig3'.F3" chart:class="chart:bar">
            <chart:data-point chart:repeated="21"/>
          </chart:series>
          <chart:series chart:style-name="ch11" chart:values-cell-range-address="'Data Fig3'.H4:'Data Fig3'.H24" chart:label-cell-address="'Data Fig3'.H3:'Data Fig3'.H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to the rest of the UK </text:p>
                <draw:g>
                  <svg:desc>'Data Fig3'.G3:'Data Fig3'.G3</svg:desc>
                </draw:g>
              </table:table-cell>
              <table:table-cell office:value-type="string">
                <text:p>Out to overseas</text:p>
                <draw:g>
                  <svg:desc>'Data Fig3'.I3:'Data Fig3'.I3</svg:desc>
                </draw:g>
              </table:table-cell>
              <table:table-cell office:value-type="string">
                <text:p>In from the rest of the UK</text:p>
                <draw:g>
                  <svg:desc>'Data Fig3'.F3:'Data Fig3'.F3</svg:desc>
                </draw:g>
              </table:table-cell>
              <table:table-cell office:value-type="string">
                <text:p>In from overseas</text:p>
                <draw:g>
                  <svg:desc>'Data Fig3'.H3:'Data Fig3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1994</text:p>
                <draw:g>
                  <svg:desc>'Data Fig3'.A4:'Data Fig3'.A24</svg:desc>
                </draw:g>
              </table:table-cell>
              <table:table-cell office:value-type="float" office:value="-47300">
                <text:p>-47300</text:p>
                <draw:g>
                  <svg:desc>'Data Fig3'.G4:'Data Fig3'.G24</svg:desc>
                </draw:g>
              </table:table-cell>
              <table:table-cell office:value-type="float" office:value="-17000">
                <text:p>-17000</text:p>
                <draw:g>
                  <svg:desc>'Data Fig3'.I4:'Data Fig3'.I24</svg:desc>
                </draw:g>
              </table:table-cell>
              <table:table-cell office:value-type="float" office:value="54500">
                <text:p>54500</text:p>
                <draw:g>
                  <svg:desc>'Data Fig3'.F4:'Data Fig3'.F24</svg:desc>
                </draw:g>
              </table:table-cell>
              <table:table-cell office:value-type="float" office:value="16000">
                <text:p>16000</text:p>
                <draw:g>
                  <svg:desc>'Data Fig3'.H4:'Data Fig3'.H24</svg:desc>
                </draw:g>
              </table:table-cell>
            </table:table-row>
            <table:table-row>
              <table:table-cell office:value-type="string">
                <text:p>1994-1995</text:p>
              </table:table-cell>
              <table:table-cell office:value-type="float" office:value="-51000">
                <text:p>-51000</text:p>
              </table:table-cell>
              <table:table-cell office:value-type="float" office:value="-20000">
                <text:p>-20000</text:p>
              </table:table-cell>
              <table:table-cell office:value-type="float" office:value="50700">
                <text:p>5070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995-1996</text:p>
              </table:table-cell>
              <table:table-cell office:value-type="float" office:value="-53100">
                <text:p>-53100</text:p>
              </table:table-cell>
              <table:table-cell office:value-type="float" office:value="-16000">
                <text:p>-16000</text:p>
              </table:table-cell>
              <table:table-cell office:value-type="float" office:value="47900">
                <text:p>479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96-1997</text:p>
              </table:table-cell>
              <table:table-cell office:value-type="float" office:value="-54100">
                <text:p>-54100</text:p>
              </table:table-cell>
              <table:table-cell office:value-type="float" office:value="-22000">
                <text:p>-22000</text:p>
              </table:table-cell>
              <table:table-cell office:value-type="float" office:value="49500">
                <text:p>495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997-1998</text:p>
              </table:table-cell>
              <table:table-cell office:value-type="float" office:value="-53400">
                <text:p>-53400</text:p>
              </table:table-cell>
              <table:table-cell office:value-type="float" office:value="-26000">
                <text:p>-26000</text:p>
              </table:table-cell>
              <table:table-cell office:value-type="float" office:value="54600">
                <text:p>5460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998-1999</text:p>
              </table:table-cell>
              <table:table-cell office:value-type="float" office:value="-53500">
                <text:p>-53500</text:p>
              </table:table-cell>
              <table:table-cell office:value-type="float" office:value="-20000">
                <text:p>-20000</text:p>
              </table:table-cell>
              <table:table-cell office:value-type="float" office:value="50400">
                <text:p>504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-55400">
                <text:p>-55400</text:p>
              </table:table-cell>
              <table:table-cell office:value-type="float" office:value="-15000">
                <text:p>-15000</text:p>
              </table:table-cell>
              <table:table-cell office:value-type="float" office:value="48700">
                <text:p>487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2000-2001</text:p>
              </table:table-cell>
              <table:table-cell office:value-type="float" office:value="-51500">
                <text:p>-51500</text:p>
              </table:table-cell>
              <table:table-cell office:value-type="float" office:value="-22000">
                <text:p>-22000</text:p>
              </table:table-cell>
              <table:table-cell office:value-type="float" office:value="54900">
                <text:p>549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-49700">
                <text:p>-49700</text:p>
              </table:table-cell>
              <table:table-cell office:value-type="float" office:value="-26200">
                <text:p>-26200</text:p>
              </table:table-cell>
              <table:table-cell office:value-type="float" office:value="54400">
                <text:p>54400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string">
                <text:p>2002-2003</text:p>
              </table:table-cell>
              <table:table-cell office:value-type="float" office:value="-47300">
                <text:p>-47300</text:p>
              </table:table-cell>
              <table:table-cell office:value-type="float" office:value="-26900">
                <text:p>-26900</text:p>
              </table:table-cell>
              <table:table-cell office:value-type="float" office:value="54300">
                <text:p>5430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-46400">
                <text:p>-46400</text:p>
              </table:table-cell>
              <table:table-cell office:value-type="float" office:value="-25400">
                <text:p>-25400</text:p>
              </table:table-cell>
              <table:table-cell office:value-type="float" office:value="61900">
                <text:p>6190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2004-2005</text:p>
              </table:table-cell>
              <table:table-cell office:value-type="float" office:value="-44800">
                <text:p>-44800</text:p>
              </table:table-cell>
              <table:table-cell office:value-type="float" office:value="-29000">
                <text:p>-29000</text:p>
              </table:table-cell>
              <table:table-cell office:value-type="float" office:value="57300">
                <text:p>57300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-44400">
                <text:p>-44400</text:p>
              </table:table-cell>
              <table:table-cell office:value-type="float" office:value="-31400">
                <text:p>-31400</text:p>
              </table:table-cell>
              <table:table-cell office:value-type="float" office:value="53300">
                <text:p>53300</text:p>
              </table:table-cell>
              <table:table-cell office:value-type="float" office:value="41300">
                <text:p>41300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-42700">
                <text:p>-42700</text:p>
              </table:table-cell>
              <table:table-cell office:value-type="float" office:value="-20900">
                <text:p>-20900</text:p>
              </table:table-cell>
              <table:table-cell office:value-type="float" office:value="51500">
                <text:p>5150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-41800">
                <text:p>-41800</text:p>
              </table:table-cell>
              <table:table-cell office:value-type="float" office:value="-30300">
                <text:p>-30300</text:p>
              </table:table-cell>
              <table:table-cell office:value-type="float" office:value="53300">
                <text:p>53300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-41300">
                <text:p>-41300</text:p>
              </table:table-cell>
              <table:table-cell office:value-type="float" office:value="-24800">
                <text:p>-24800</text:p>
              </table:table-cell>
              <table:table-cell office:value-type="float" office:value="45400">
                <text:p>4540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-41700">
                <text:p>-41700</text:p>
              </table:table-cell>
              <table:table-cell office:value-type="float" office:value="-24600">
                <text:p>-24600</text:p>
              </table:table-cell>
              <table:table-cell office:value-type="float" office:value="45000">
                <text:p>45000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string">
                <text:p>2010-2011</text:p>
              </table:table-cell>
              <table:table-cell office:value-type="float" office:value="-40800">
                <text:p>-40800</text:p>
              </table:table-cell>
              <table:table-cell office:value-type="float" office:value="-16900">
                <text:p>-16900</text:p>
              </table:table-cell>
              <table:table-cell office:value-type="float" office:value="43700">
                <text:p>43700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2011-2012</text:p>
              </table:table-cell>
              <table:table-cell office:value-type="float" office:value="-42100">
                <text:p>-42100</text:p>
              </table:table-cell>
              <table:table-cell office:value-type="float" office:value="-26200">
                <text:p>-26200</text:p>
              </table:table-cell>
              <table:table-cell office:value-type="float" office:value="45100">
                <text:p>45100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string">
                <text:p>2012-2013</text:p>
              </table:table-cell>
              <table:table-cell office:value-type="float" office:value="-39800">
                <text:p>-39800</text:p>
              </table:table-cell>
              <table:table-cell office:value-type="float" office:value="-26100">
                <text:p>-26100</text:p>
              </table:table-cell>
              <table:table-cell office:value-type="float" office:value="47700">
                <text:p>4770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2013-2014</text:p>
              </table:table-cell>
              <table:table-cell office:value-type="float" office:value="-39700">
                <text:p>-39700</text:p>
              </table:table-cell>
              <table:table-cell office:value-type="float" office:value="-25200">
                <text:p>-25200</text:p>
              </table:table-cell>
              <table:table-cell office:value-type="float" office:value="49200">
                <text:p>49200</text:p>
              </table:table-cell>
              <table:table-cell office:value-type="float" office:value="33200">
                <text:p>33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09cm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2pt" fo:font-weight="bold" style:font-family-asian="Arial" style:font-size-asian="12pt" style:font-weight-asian="bold" style:font-size-complex="12pt" style:font-weight-complex="bold"/>
    </style:style>
    <style:style style:name="ch5" style:family="chart" style:data-style-name="N3">
      <style:chart-properties loext:display-units="true" loext:display-units-built-in-unit="thousands"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width="0.009cm"/>
      <style:text-properties style:text-position="0% 100%" fo:font-size="10pt" style:font-size-asian="10pt" style:font-size-complex="10pt"/>
    </style:style>
    <style:style style:name="ch6" style:family="chart">
      <style:graphic-properties svg:stroke-width="0.009cm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893c7" draw:fill-color="#c893c7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0278e" draw:fill-color="#90278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859a3b" draw:fill-color="#859a3b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2cd9d" draw:fill-color="#c2cd9d"/>
      <style:text-properties style:text-position="0% 100%" fo:font-size="10pt" style:font-size-asian="10pt" style:font-size-complex="10pt"/>
    </style:style>
    <style:style style:name="ch11" style:family="chart">
      <style:graphic-properties svg:stroke-width="0.071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558cm" svg:height="15.689cm" xlink:href=".." xlink:type="simple" chart:class="chart:line" chart:column-mapping="1 0 2 3" chart:style-name="ch1">
        <chart:plot-area chart:style-name="ch2" table:cell-range-address="'Data Fig3'.A3:'Data Fig3'.E24" chart:data-source-has-labels="both" svg:x="5.348cm" svg:y="0.313cm" svg:width="19.699cm" svg:height="13.938cm">
          <chartooo:coordinate-region svg:x="6.481cm" svg:y="0.313cm" svg:width="18.293cm" svg:height="12.086cm"/>
          <chart:axis chart:dimension="x" chart:name="primary-x" chart:style-name="ch3" chartooo:axis-type="auto">
            <chartooo:date-scale/>
            <chart:title svg:x="13.56cm" svg:y="14.564cm" chart:style-name="ch4">
              <text:p>Year to 30 June</text:p>
            </chart:title>
            <chart:categories table:cell-range-address="'Data Fig3'.A4:'Data Fig3'.A24"/>
          </chart:axis>
          <chart:axis chart:dimension="y" chart:name="primary-y" chart:style-name="ch5">
            <chart:title svg:x="0.451cm" svg:y="6.93cm" chart:style-name="ch4">
              <text:p>Persons (thousands)</text:p>
            </chart:title>
            <chart:grid chart:style-name="ch6" chart:class="major"/>
          </chart:axis>
          <chart:series chart:style-name="ch7" chart:values-cell-range-address="'Data Fig3'.C4:'Data Fig3'.C24" chart:label-cell-address="'Data Fig3'.C3:'Data Fig3'.C3" chart:class="chart:line">
            <chart:data-point chart:repeated="21"/>
          </chart:series>
          <chart:series chart:style-name="ch8" chart:values-cell-range-address="'Data Fig3'.B4:'Data Fig3'.B24" chart:label-cell-address="'Data Fig3'.B3:'Data Fig3'.B3" chart:class="chart:line">
            <chart:data-point chart:repeated="21"/>
          </chart:series>
          <chart:series chart:style-name="ch9" chart:values-cell-range-address="'Data Fig3'.D4:'Data Fig3'.D24" chart:label-cell-address="'Data Fig3'.D3:'Data Fig3'.D3" chart:class="chart:line">
            <chart:data-point chart:repeated="21"/>
          </chart:series>
          <chart:series chart:style-name="ch10" chart:values-cell-range-address="'Data Fig3'.E4:'Data Fig3'.E24" chart:label-cell-address="'Data Fig3'.E3:'Data Fig3'.E3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to the rest of the UK </text:p>
                <draw:g>
                  <svg:desc>'Data Fig3'.C3:'Data Fig3'.C3</svg:desc>
                </draw:g>
              </table:table-cell>
              <table:table-cell office:value-type="string">
                <text:p>In from the rest of the UK</text:p>
                <draw:g>
                  <svg:desc>'Data Fig3'.B3:'Data Fig3'.B3</svg:desc>
                </draw:g>
              </table:table-cell>
              <table:table-cell office:value-type="string">
                <text:p>In from overseas</text:p>
                <draw:g>
                  <svg:desc>'Data Fig3'.D3:'Data Fig3'.D3</svg:desc>
                </draw:g>
              </table:table-cell>
              <table:table-cell office:value-type="string">
                <text:p>Out to overseas</text:p>
                <draw:g>
                  <svg:desc>'Data Fig3'.E3:'Data Fig3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1994</text:p>
                <draw:g>
                  <svg:desc>'Data Fig3'.A4:'Data Fig3'.A24</svg:desc>
                </draw:g>
              </table:table-cell>
              <table:table-cell office:value-type="float" office:value="47300">
                <text:p>47300</text:p>
                <draw:g>
                  <svg:desc>'Data Fig3'.C4:'Data Fig3'.C24</svg:desc>
                </draw:g>
              </table:table-cell>
              <table:table-cell office:value-type="float" office:value="54500">
                <text:p>54500</text:p>
                <draw:g>
                  <svg:desc>'Data Fig3'.B4:'Data Fig3'.B24</svg:desc>
                </draw:g>
              </table:table-cell>
              <table:table-cell office:value-type="float" office:value="16000">
                <text:p>16000</text:p>
                <draw:g>
                  <svg:desc>'Data Fig3'.D4:'Data Fig3'.D24</svg:desc>
                </draw:g>
              </table:table-cell>
              <table:table-cell office:value-type="float" office:value="17000">
                <text:p>17000</text:p>
                <draw:g>
                  <svg:desc>'Data Fig3'.E4:'Data Fig3'.E24</svg:desc>
                </draw:g>
              </table:table-cell>
            </table:table-row>
            <table:table-row>
              <table:table-cell office:value-type="string">
                <text:p>1994-1995</text:p>
              </table:table-cell>
              <table:table-cell office:value-type="float" office:value="51000">
                <text:p>51000</text:p>
              </table:table-cell>
              <table:table-cell office:value-type="float" office:value="50700">
                <text:p>50700</text:p>
              </table:table-cell>
              <table:table-cell office:value-type="float" office:value="17000">
                <text:p>17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995-1996</text:p>
              </table:table-cell>
              <table:table-cell office:value-type="float" office:value="53100">
                <text:p>53100</text:p>
              </table:table-cell>
              <table:table-cell office:value-type="float" office:value="47900">
                <text:p>47900</text:p>
              </table:table-cell>
              <table:table-cell office:value-type="float" office:value="12000">
                <text:p>12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996-1997</text:p>
              </table:table-cell>
              <table:table-cell office:value-type="float" office:value="54100">
                <text:p>54100</text:p>
              </table:table-cell>
              <table:table-cell office:value-type="float" office:value="49500">
                <text:p>49500</text:p>
              </table:table-cell>
              <table:table-cell office:value-type="float" office:value="16000">
                <text:p>160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997-1998</text:p>
              </table:table-cell>
              <table:table-cell office:value-type="float" office:value="53400">
                <text:p>53400</text:p>
              </table:table-cell>
              <table:table-cell office:value-type="float" office:value="54600">
                <text:p>54600</text:p>
              </table:table-cell>
              <table:table-cell office:value-type="float" office:value="17000">
                <text:p>17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998-1999</text:p>
              </table:table-cell>
              <table:table-cell office:value-type="float" office:value="53500">
                <text:p>53500</text:p>
              </table:table-cell>
              <table:table-cell office:value-type="float" office:value="50400">
                <text:p>50400</text:p>
              </table:table-cell>
              <table:table-cell office:value-type="float" office:value="21000">
                <text:p>21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55400">
                <text:p>55400</text:p>
              </table:table-cell>
              <table:table-cell office:value-type="float" office:value="48700">
                <text:p>48700</text:p>
              </table:table-cell>
              <table:table-cell office:value-type="float" office:value="27000">
                <text:p>27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000-2001</text:p>
              </table:table-cell>
              <table:table-cell office:value-type="float" office:value="51500">
                <text:p>51500</text:p>
              </table:table-cell>
              <table:table-cell office:value-type="float" office:value="54900">
                <text:p>54900</text:p>
              </table:table-cell>
              <table:table-cell office:value-type="float" office:value="30000">
                <text:p>300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49700">
                <text:p>49700</text:p>
              </table:table-cell>
              <table:table-cell office:value-type="float" office:value="54400">
                <text:p>54400</text:p>
              </table:table-cell>
              <table:table-cell office:value-type="float" office:value="27800">
                <text:p>27800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2002-2003</text:p>
              </table:table-cell>
              <table:table-cell office:value-type="float" office:value="47300">
                <text:p>47300</text:p>
              </table:table-cell>
              <table:table-cell office:value-type="float" office:value="54300">
                <text:p>54300</text:p>
              </table:table-cell>
              <table:table-cell office:value-type="float" office:value="25500">
                <text:p>25500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46400">
                <text:p>46400</text:p>
              </table:table-cell>
              <table:table-cell office:value-type="float" office:value="61900">
                <text:p>61900</text:p>
              </table:table-cell>
              <table:table-cell office:value-type="float" office:value="28500">
                <text:p>28500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string">
                <text:p>2004-2005</text:p>
              </table:table-cell>
              <table:table-cell office:value-type="float" office:value="44800">
                <text:p>44800</text:p>
              </table:table-cell>
              <table:table-cell office:value-type="float" office:value="57300">
                <text:p>57300</text:p>
              </table:table-cell>
              <table:table-cell office:value-type="float" office:value="41800">
                <text:p>418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44400">
                <text:p>44400</text:p>
              </table:table-cell>
              <table:table-cell office:value-type="float" office:value="53300">
                <text:p>53300</text:p>
              </table:table-cell>
              <table:table-cell office:value-type="float" office:value="41300">
                <text:p>41300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42700">
                <text:p>42700</text:p>
              </table:table-cell>
              <table:table-cell office:value-type="float" office:value="51500">
                <text:p>51500</text:p>
              </table:table-cell>
              <table:table-cell office:value-type="float" office:value="45100">
                <text:p>451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41800">
                <text:p>41800</text:p>
              </table:table-cell>
              <table:table-cell office:value-type="float" office:value="53300">
                <text:p>53300</text:p>
              </table:table-cell>
              <table:table-cell office:value-type="float" office:value="45200">
                <text:p>4520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41300">
                <text:p>41300</text:p>
              </table:table-cell>
              <table:table-cell office:value-type="float" office:value="45400">
                <text:p>45400</text:p>
              </table:table-cell>
              <table:table-cell office:value-type="float" office:value="45100">
                <text:p>45100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41700">
                <text:p>41700</text:p>
              </table:table-cell>
              <table:table-cell office:value-type="float" office:value="45000">
                <text:p>45000</text:p>
              </table:table-cell>
              <table:table-cell office:value-type="float" office:value="47400">
                <text:p>4740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2010-2011</text:p>
              </table:table-cell>
              <table:table-cell office:value-type="float" office:value="40800">
                <text:p>40800</text:p>
              </table:table-cell>
              <table:table-cell office:value-type="float" office:value="43700">
                <text:p>43700</text:p>
              </table:table-cell>
              <table:table-cell office:value-type="float" office:value="44200">
                <text:p>4420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2011-2012</text:p>
              </table:table-cell>
              <table:table-cell office:value-type="float" office:value="42100">
                <text:p>42100</text:p>
              </table:table-cell>
              <table:table-cell office:value-type="float" office:value="45100">
                <text:p>45100</text:p>
              </table:table-cell>
              <table:table-cell office:value-type="float" office:value="35900">
                <text:p>35900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2012-2013</text:p>
              </table:table-cell>
              <table:table-cell office:value-type="float" office:value="39800">
                <text:p>39800</text:p>
              </table:table-cell>
              <table:table-cell office:value-type="float" office:value="47700">
                <text:p>47700</text:p>
              </table:table-cell>
              <table:table-cell office:value-type="float" office:value="28200">
                <text:p>28200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string">
                <text:p>2013-2014</text:p>
              </table:table-cell>
              <table:table-cell office:value-type="float" office:value="39700">
                <text:p>39700</text:p>
              </table:table-cell>
              <table:table-cell office:value-type="float" office:value="49200">
                <text:p>49200</text:p>
              </table:table-cell>
              <table:table-cell office:value-type="float" office:value="33200">
                <text:p>33200</text:p>
              </table:table-cell>
              <table:table-cell office:value-type="float" office:value="25200">
                <text:p>25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40"/>
      <style:graphic-properties svg:stroke-color="#b3b3b3"/>
      <style:text-properties fo:font-size="18pt" style:font-size-asian="10pt" style:font-size-complex="10pt"/>
    </style:style>
    <style:style style:name="ch5" style:family="chart" style:data-style-name="N3">
      <style:chart-properties chart:display-label="true" chart:logarithmic="false" chart:minimum="-100000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808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39cm" svg:height="20.317cm" xlink:href=".." xlink:type="simple" chart:class="chart:bar" chart:style-name="ch1">
        <chart:legend chart:legend-position="end" svg:x="33.123cm" svg:y="8.41cm" style:legend-expansion="high" chart:style-name="ch2"/>
        <chart:plot-area chart:style-name="ch3" table:cell-range-address="'Data Fig3 17'.A4:'Data Fig3 17'.A24 'Data Fig3 17'.F3:'Data Fig3 17'.I24" chart:data-source-has-labels="both" svg:x="2.374cm" svg:y="0.406cm" svg:width="29.922cm" svg:height="19.505cm">
          <chartooo:coordinate-region svg:x="5.086cm" svg:y="0.764cm" svg:width="27.21cm" svg:height="16.445cm"/>
          <chart:axis chart:dimension="x" chart:name="primary-x" chart:style-name="ch4" chartooo:axis-type="auto">
            <chartooo:date-scale/>
            <chart:categories table:cell-range-address="'Data Fig3 17'.A4:'Data Fig3 17'.A24"/>
          </chart:axis>
          <chart:axis chart:dimension="y" chart:name="primary-y" chart:style-name="ch5">
            <chart:title svg:x="0.451cm" svg:y="12.759cm" chart:style-name="ch6">
              <text:p>Number of people</text:p>
            </chart:title>
            <chart:grid chart:style-name="ch7" chart:class="major"/>
          </chart:axis>
          <chart:series chart:style-name="ch8" chart:values-cell-range-address="'Data Fig3 17'.F4:'Data Fig3 17'.F24" chart:label-cell-address="'Data Fig3 17'.F3:'Data Fig3 17'.F3" chart:class="chart:bar">
            <chart:data-point chart:repeated="21"/>
          </chart:series>
          <chart:series chart:style-name="ch9" chart:values-cell-range-address="'Data Fig3 17'.G4:'Data Fig3 17'.G24" chart:label-cell-address="'Data Fig3 17'.G3:'Data Fig3 17'.G3" chart:class="chart:bar">
            <chart:data-point chart:repeated="21"/>
          </chart:series>
          <chart:series chart:style-name="ch10" chart:values-cell-range-address="'Data Fig3 17'.H4:'Data Fig3 17'.H24" chart:label-cell-address="'Data Fig3 17'.H3:'Data Fig3 17'.H3" chart:class="chart:bar">
            <chart:data-point chart:repeated="21"/>
          </chart:series>
          <chart:series chart:style-name="ch11" chart:values-cell-range-address="'Data Fig3 17'.I4:'Data Fig3 17'.I24" chart:label-cell-address="'Data Fig3 17'.I3:'Data Fig3 17'.I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to the rest of the UK </text:p>
                <draw:g>
                  <svg:desc>'Data Fig3 17'.F3:'Data Fig3 17'.F3</svg:desc>
                </draw:g>
              </table:table-cell>
              <table:table-cell office:value-type="string">
                <text:p>Out to overseas</text:p>
                <draw:g>
                  <svg:desc>'Data Fig3 17'.G3:'Data Fig3 17'.G3</svg:desc>
                </draw:g>
              </table:table-cell>
              <table:table-cell office:value-type="string">
                <text:p>In from the rest of the UK</text:p>
                <draw:g>
                  <svg:desc>'Data Fig3 17'.H3:'Data Fig3 17'.H3</svg:desc>
                </draw:g>
              </table:table-cell>
              <table:table-cell office:value-type="string">
                <text:p>In from overseas</text:p>
                <draw:g>
                  <svg:desc>'Data Fig3 17'.I3:'Data Fig3 17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5-1996</text:p>
                <draw:g>
                  <svg:desc>'Data Fig3 17'.A4:'Data Fig3 17'.A24</svg:desc>
                </draw:g>
              </table:table-cell>
              <table:table-cell office:value-type="float" office:value="-53100">
                <text:p>-53100</text:p>
                <draw:g>
                  <svg:desc>'Data Fig3 17'.F4:'Data Fig3 17'.F24</svg:desc>
                </draw:g>
              </table:table-cell>
              <table:table-cell office:value-type="float" office:value="-16000">
                <text:p>-16000</text:p>
                <draw:g>
                  <svg:desc>'Data Fig3 17'.G4:'Data Fig3 17'.G24</svg:desc>
                </draw:g>
              </table:table-cell>
              <table:table-cell office:value-type="float" office:value="47900">
                <text:p>47900</text:p>
                <draw:g>
                  <svg:desc>'Data Fig3 17'.H4:'Data Fig3 17'.H24</svg:desc>
                </draw:g>
              </table:table-cell>
              <table:table-cell office:value-type="float" office:value="12000">
                <text:p>12000</text:p>
                <draw:g>
                  <svg:desc>'Data Fig3 17'.I4:'Data Fig3 17'.I24</svg:desc>
                </draw:g>
              </table:table-cell>
            </table:table-row>
            <table:table-row>
              <table:table-cell office:value-type="string">
                <text:p>1996-1997</text:p>
              </table:table-cell>
              <table:table-cell office:value-type="float" office:value="-54100">
                <text:p>-54100</text:p>
              </table:table-cell>
              <table:table-cell office:value-type="float" office:value="-22000">
                <text:p>-22000</text:p>
              </table:table-cell>
              <table:table-cell office:value-type="float" office:value="49500">
                <text:p>495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997-1998</text:p>
              </table:table-cell>
              <table:table-cell office:value-type="float" office:value="-53400">
                <text:p>-53400</text:p>
              </table:table-cell>
              <table:table-cell office:value-type="float" office:value="-26000">
                <text:p>-26000</text:p>
              </table:table-cell>
              <table:table-cell office:value-type="float" office:value="54600">
                <text:p>5460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998-1999</text:p>
              </table:table-cell>
              <table:table-cell office:value-type="float" office:value="-53500">
                <text:p>-53500</text:p>
              </table:table-cell>
              <table:table-cell office:value-type="float" office:value="-20000">
                <text:p>-20000</text:p>
              </table:table-cell>
              <table:table-cell office:value-type="float" office:value="50400">
                <text:p>504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-55400">
                <text:p>-55400</text:p>
              </table:table-cell>
              <table:table-cell office:value-type="float" office:value="-15000">
                <text:p>-15000</text:p>
              </table:table-cell>
              <table:table-cell office:value-type="float" office:value="48700">
                <text:p>487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2000-2001</text:p>
              </table:table-cell>
              <table:table-cell office:value-type="float" office:value="-51500">
                <text:p>-51500</text:p>
              </table:table-cell>
              <table:table-cell office:value-type="float" office:value="-22000">
                <text:p>-22000</text:p>
              </table:table-cell>
              <table:table-cell office:value-type="float" office:value="54900">
                <text:p>549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-49700">
                <text:p>-49700</text:p>
              </table:table-cell>
              <table:table-cell office:value-type="float" office:value="-26200">
                <text:p>-26200</text:p>
              </table:table-cell>
              <table:table-cell office:value-type="float" office:value="54400">
                <text:p>54400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string">
                <text:p>2002-2003</text:p>
              </table:table-cell>
              <table:table-cell office:value-type="float" office:value="-47300">
                <text:p>-47300</text:p>
              </table:table-cell>
              <table:table-cell office:value-type="float" office:value="-26900">
                <text:p>-26900</text:p>
              </table:table-cell>
              <table:table-cell office:value-type="float" office:value="54300">
                <text:p>5430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-46400">
                <text:p>-46400</text:p>
              </table:table-cell>
              <table:table-cell office:value-type="float" office:value="-25400">
                <text:p>-25400</text:p>
              </table:table-cell>
              <table:table-cell office:value-type="float" office:value="61900">
                <text:p>6190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2004-2005</text:p>
              </table:table-cell>
              <table:table-cell office:value-type="float" office:value="-44800">
                <text:p>-44800</text:p>
              </table:table-cell>
              <table:table-cell office:value-type="float" office:value="-29000">
                <text:p>-29000</text:p>
              </table:table-cell>
              <table:table-cell office:value-type="float" office:value="57300">
                <text:p>57300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-44400">
                <text:p>-44400</text:p>
              </table:table-cell>
              <table:table-cell office:value-type="float" office:value="-31400">
                <text:p>-31400</text:p>
              </table:table-cell>
              <table:table-cell office:value-type="float" office:value="53300">
                <text:p>53300</text:p>
              </table:table-cell>
              <table:table-cell office:value-type="float" office:value="41300">
                <text:p>41300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-42700">
                <text:p>-42700</text:p>
              </table:table-cell>
              <table:table-cell office:value-type="float" office:value="-20900">
                <text:p>-20900</text:p>
              </table:table-cell>
              <table:table-cell office:value-type="float" office:value="51500">
                <text:p>5150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-41800">
                <text:p>-41800</text:p>
              </table:table-cell>
              <table:table-cell office:value-type="float" office:value="-30300">
                <text:p>-30300</text:p>
              </table:table-cell>
              <table:table-cell office:value-type="float" office:value="53300">
                <text:p>53300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-41300">
                <text:p>-41300</text:p>
              </table:table-cell>
              <table:table-cell office:value-type="float" office:value="-24800">
                <text:p>-24800</text:p>
              </table:table-cell>
              <table:table-cell office:value-type="float" office:value="45400">
                <text:p>45400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-41700">
                <text:p>-41700</text:p>
              </table:table-cell>
              <table:table-cell office:value-type="float" office:value="-24600">
                <text:p>-24600</text:p>
              </table:table-cell>
              <table:table-cell office:value-type="float" office:value="45000">
                <text:p>45000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string">
                <text:p>2010-2011</text:p>
              </table:table-cell>
              <table:table-cell office:value-type="float" office:value="-40800">
                <text:p>-40800</text:p>
              </table:table-cell>
              <table:table-cell office:value-type="float" office:value="-16900">
                <text:p>-16900</text:p>
              </table:table-cell>
              <table:table-cell office:value-type="float" office:value="43700">
                <text:p>43700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2011-2012</text:p>
              </table:table-cell>
              <table:table-cell office:value-type="float" office:value="-42100">
                <text:p>-42100</text:p>
              </table:table-cell>
              <table:table-cell office:value-type="float" office:value="-26200">
                <text:p>-26200</text:p>
              </table:table-cell>
              <table:table-cell office:value-type="float" office:value="45100">
                <text:p>45100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string">
                <text:p>2012-2013</text:p>
              </table:table-cell>
              <table:table-cell office:value-type="float" office:value="-39800">
                <text:p>-39800</text:p>
              </table:table-cell>
              <table:table-cell office:value-type="float" office:value="-26100">
                <text:p>-26100</text:p>
              </table:table-cell>
              <table:table-cell office:value-type="float" office:value="47700">
                <text:p>4770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2013-2014</text:p>
              </table:table-cell>
              <table:table-cell office:value-type="float" office:value="-39700">
                <text:p>-39700</text:p>
              </table:table-cell>
              <table:table-cell office:value-type="float" office:value="-25200">
                <text:p>-25200</text:p>
              </table:table-cell>
              <table:table-cell office:value-type="float" office:value="49200">
                <text:p>49200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2014-2015</text:p>
              </table:table-cell>
              <table:table-cell office:value-type="float" office:value="-38800">
                <text:p>-38800</text:p>
              </table:table-cell>
              <table:table-cell office:value-type="float" office:value="-18200">
                <text:p>-18200</text:p>
              </table:table-cell>
              <table:table-cell office:value-type="float" office:value="47200">
                <text:p>47200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string">
                <text:p>2015-2016</text:p>
              </table:table-cell>
              <table:table-cell office:value-type="float" office:value="-37500">
                <text:p>-37500</text:p>
              </table:table-cell>
              <table:table-cell office:value-type="float" office:value="-17500">
                <text:p>-17500</text:p>
              </table:table-cell>
              <table:table-cell office:value-type="float" office:value="46300">
                <text:p>46300</text:p>
              </table:table-cell>
              <table:table-cell office:value-type="float" office:value="40400">
                <text:p>40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